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Arial1" svg:font-family="Arial, Helvetica, sans-serif"/>
    <style:font-face style:name="OpenSymbol" svg:font-family="OpenSymbol"/>
    <style:font-face style:name="Liberation Serif" svg:font-family="'Liberation Serif'" style:font-family-generic="roman"/>
    <style:font-face style:name="Arial3" svg:font-family="Arial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le1" style:family="table">
      <style:table-properties style:width="16.981cm" fo:margin-left="0cm" table:align="left" style:writing-mode="lr-tb"/>
    </style:style>
    <style:style style:name="Tabelle1.A" style:family="table-column">
      <style:table-column-properties style:column-width="8.093cm"/>
    </style:style>
    <style:style style:name="Tabelle1.B" style:family="table-column">
      <style:table-column-properties style:column-width="8.888cm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1.B1" style:family="table-cell">
      <style:table-cell-properties fo:background-color="#ffffff" fo:padding="0.097cm" fo:border="0.1pt solid #000001">
        <style:background-image/>
      </style:table-cell-properties>
    </style:style>
    <style:style style:name="Tabelle1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1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8" style:family="table">
      <style:table-properties style:width="16.981cm" fo:margin-left="0cm" table:align="left" style:writing-mode="lr-tb"/>
    </style:style>
    <style:style style:name="Tabelle8.A" style:family="table-column">
      <style:table-column-properties style:column-width="8.093cm"/>
    </style:style>
    <style:style style:name="Tabelle8.B" style:family="table-column">
      <style:table-column-properties style:column-width="8.888cm"/>
    </style:style>
    <style:style style:name="Tabelle8.1" style:family="table-row">
      <style:table-row-properties fo:keep-together="auto"/>
    </style:style>
    <style:style style:name="Tabelle8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8.B1" style:family="table-cell">
      <style:table-cell-properties fo:background-color="#ffffff" fo:padding="0.097cm" fo:border="0.1pt solid #000001">
        <style:background-image/>
      </style:table-cell-properties>
    </style:style>
    <style:style style:name="Tabelle8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8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9" style:family="table">
      <style:table-properties style:width="16.981cm" fo:margin-left="0cm" table:align="left" style:writing-mode="lr-tb"/>
    </style:style>
    <style:style style:name="Tabelle9.A" style:family="table-column">
      <style:table-column-properties style:column-width="8.093cm"/>
    </style:style>
    <style:style style:name="Tabelle9.B" style:family="table-column">
      <style:table-column-properties style:column-width="8.888cm"/>
    </style:style>
    <style:style style:name="Tabelle9.1" style:family="table-row">
      <style:table-row-properties fo:keep-together="auto"/>
    </style:style>
    <style:style style:name="Tabelle9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9.B1" style:family="table-cell">
      <style:table-cell-properties fo:background-color="#ffffff" fo:padding="0.097cm" fo:border="0.1pt solid #000001">
        <style:background-image/>
      </style:table-cell-properties>
    </style:style>
    <style:style style:name="Tabelle9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9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11" style:family="table">
      <style:table-properties style:width="16.981cm" fo:margin-left="0cm" table:align="left" style:writing-mode="lr-tb"/>
    </style:style>
    <style:style style:name="Tabelle11.A" style:family="table-column">
      <style:table-column-properties style:column-width="8.093cm"/>
    </style:style>
    <style:style style:name="Tabelle11.B" style:family="table-column">
      <style:table-column-properties style:column-width="8.888cm"/>
    </style:style>
    <style:style style:name="Tabelle11.1" style:family="table-row">
      <style:table-row-properties fo:keep-together="auto"/>
    </style:style>
    <style:style style:name="Tabelle11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11.B1" style:family="table-cell">
      <style:table-cell-properties fo:background-color="#ffffff" fo:padding="0.097cm" fo:border="0.1pt solid #000001">
        <style:background-image/>
      </style:table-cell-properties>
    </style:style>
    <style:style style:name="Tabelle11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11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10" style:family="table">
      <style:table-properties style:width="16.981cm" fo:margin-left="0cm" table:align="left" style:writing-mode="lr-tb"/>
    </style:style>
    <style:style style:name="Tabelle10.A" style:family="table-column">
      <style:table-column-properties style:column-width="8.093cm"/>
    </style:style>
    <style:style style:name="Tabelle10.B" style:family="table-column">
      <style:table-column-properties style:column-width="8.888cm"/>
    </style:style>
    <style:style style:name="Tabelle10.1" style:family="table-row">
      <style:table-row-properties fo:keep-together="auto"/>
    </style:style>
    <style:style style:name="Tabelle10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10.B1" style:family="table-cell">
      <style:table-cell-properties fo:background-color="#ffffff" fo:padding="0.097cm" fo:border="0.1pt solid #000001">
        <style:background-image/>
      </style:table-cell-properties>
    </style:style>
    <style:style style:name="Tabelle10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10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7" style:family="table">
      <style:table-properties style:width="16.981cm" fo:margin-left="0cm" table:align="left" style:writing-mode="lr-tb"/>
    </style:style>
    <style:style style:name="Tabelle7.A" style:family="table-column">
      <style:table-column-properties style:column-width="8.093cm"/>
    </style:style>
    <style:style style:name="Tabelle7.B" style:family="table-column">
      <style:table-column-properties style:column-width="8.888cm"/>
    </style:style>
    <style:style style:name="Tabelle7.1" style:family="table-row">
      <style:table-row-properties fo:keep-together="auto"/>
    </style:style>
    <style:style style:name="Tabelle7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7.B1" style:family="table-cell">
      <style:table-cell-properties fo:background-color="#ffffff" fo:padding="0.097cm" fo:border="0.1pt solid #000001">
        <style:background-image/>
      </style:table-cell-properties>
    </style:style>
    <style:style style:name="Tabelle7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7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2" style:family="table">
      <style:table-properties style:width="16.981cm" fo:margin-left="0cm" table:align="left" style:writing-mode="lr-tb"/>
    </style:style>
    <style:style style:name="Tabelle2.A" style:family="table-column">
      <style:table-column-properties style:column-width="5.86cm"/>
    </style:style>
    <style:style style:name="Tabelle2.B" style:family="table-column">
      <style:table-column-properties style:column-width="11.121cm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2.B1" style:family="table-cell">
      <style:table-cell-properties fo:background-color="#ffffff" fo:padding="0.097cm" fo:border="0.1pt solid #000001">
        <style:background-image/>
      </style:table-cell-properties>
    </style:style>
    <style:style style:name="Tabelle2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2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3" style:family="table">
      <style:table-properties style:width="16.981cm" fo:margin-left="0cm" table:align="left" style:writing-mode="lr-tb"/>
    </style:style>
    <style:style style:name="Tabelle3.A" style:family="table-column">
      <style:table-column-properties style:column-width="5.86cm"/>
    </style:style>
    <style:style style:name="Tabelle3.B" style:family="table-column">
      <style:table-column-properties style:column-width="11.121cm"/>
    </style:style>
    <style:style style:name="Tabelle3.1" style:family="table-row">
      <style:table-row-properties fo:keep-together="auto"/>
    </style:style>
    <style:style style:name="Tabelle3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3.B1" style:family="table-cell">
      <style:table-cell-properties fo:background-color="#ffffff" fo:padding="0.097cm" fo:border="0.1pt solid #000001">
        <style:background-image/>
      </style:table-cell-properties>
    </style:style>
    <style:style style:name="Tabelle3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3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5" style:family="table">
      <style:table-properties style:width="16.981cm" fo:margin-left="0cm" table:align="left" style:writing-mode="lr-tb"/>
    </style:style>
    <style:style style:name="Tabelle5.A" style:family="table-column">
      <style:table-column-properties style:column-width="5.86cm"/>
    </style:style>
    <style:style style:name="Tabelle5.B" style:family="table-column">
      <style:table-column-properties style:column-width="11.121cm"/>
    </style:style>
    <style:style style:name="Tabelle5.1" style:family="table-row">
      <style:table-row-properties fo:keep-together="auto"/>
    </style:style>
    <style:style style:name="Tabelle5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5.B1" style:family="table-cell">
      <style:table-cell-properties fo:background-color="#ffffff" fo:padding="0.097cm" fo:border="0.1pt solid #000001">
        <style:background-image/>
      </style:table-cell-properties>
    </style:style>
    <style:style style:name="Tabelle5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5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4" style:family="table">
      <style:table-properties style:width="16.981cm" fo:margin-left="0cm" table:align="left" style:writing-mode="lr-tb"/>
    </style:style>
    <style:style style:name="Tabelle4.A" style:family="table-column">
      <style:table-column-properties style:column-width="5.86cm"/>
    </style:style>
    <style:style style:name="Tabelle4.B" style:family="table-column">
      <style:table-column-properties style:column-width="11.121cm"/>
    </style:style>
    <style:style style:name="Tabelle4.1" style:family="table-row">
      <style:table-row-properties fo:keep-together="auto"/>
    </style:style>
    <style:style style:name="Tabelle4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4.B1" style:family="table-cell">
      <style:table-cell-properties fo:background-color="#ffffff" fo:padding="0.097cm" fo:border="0.1pt solid #000001">
        <style:background-image/>
      </style:table-cell-properties>
    </style:style>
    <style:style style:name="Tabelle4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4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6" style:family="table">
      <style:table-properties style:width="16.981cm" fo:margin-left="0cm" table:align="left" style:writing-mode="lr-tb"/>
    </style:style>
    <style:style style:name="Tabelle6.A" style:family="table-column">
      <style:table-column-properties style:column-width="5.86cm"/>
    </style:style>
    <style:style style:name="Tabelle6.B" style:family="table-column">
      <style:table-column-properties style:column-width="11.121cm"/>
    </style:style>
    <style:style style:name="Tabelle6.1" style:family="table-row">
      <style:table-row-properties fo:keep-together="auto"/>
    </style:style>
    <style:style style:name="Tabelle6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Tabelle6.B1" style:family="table-cell">
      <style:table-cell-properties fo:background-color="#ffffff" fo:padding="0.097cm" fo:border="0.1pt solid #000001">
        <style:background-image/>
      </style:table-cell-properties>
    </style:style>
    <style:style style:name="Tabelle6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Tabelle6.B2" style:family="table-cell">
      <style:table-cell-properties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Tabelle6.8" style:family="table-row">
      <style:table-row-properties style:min-row-height="0.758cm" fo:keep-together="auto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196c97"/>
    </style:style>
    <style:style style:name="P2" style:family="paragraph" style:parent-style-name="Footer">
      <style:paragraph-properties fo:padding="0.074cm" fo:border-left="none" fo:border-right="none" fo:border-top="none" fo:border-bottom="0.06pt solid #000000" style:join-border="false"/>
      <style:text-properties officeooo:paragraph-rsid="00196c97"/>
    </style:style>
    <style:style style:name="P3" style:family="paragraph" style:parent-style-name="Footer">
      <style:text-properties officeooo:paragraph-rsid="00196c97"/>
    </style:style>
    <style:style style:name="P4" style:family="paragraph" style:parent-style-name="Standard">
      <style:text-properties officeooo:paragraph-rsid="0031024b"/>
    </style:style>
    <style:style style:name="P5" style:family="paragraph" style:parent-style-name="Standard">
      <style:text-properties officeooo:rsid="0031024b" officeooo:paragraph-rsid="0031024b"/>
    </style:style>
    <style:style style:name="P6" style:family="paragraph" style:parent-style-name="Standard">
      <style:text-properties officeooo:rsid="0031024b" officeooo:paragraph-rsid="003705d7"/>
    </style:style>
    <style:style style:name="P7" style:family="paragraph" style:parent-style-name="Standard">
      <style:text-properties officeooo:rsid="0031024b" officeooo:paragraph-rsid="003b3c77"/>
    </style:style>
    <style:style style:name="P8" style:family="paragraph" style:parent-style-name="Standard">
      <style:text-properties officeooo:rsid="0031d70b" officeooo:paragraph-rsid="0031d70b"/>
    </style:style>
    <style:style style:name="P9" style:family="paragraph" style:parent-style-name="Standard">
      <style:text-properties officeooo:paragraph-rsid="003705d7"/>
    </style:style>
    <style:style style:name="P10" style:family="paragraph" style:parent-style-name="Standard">
      <style:text-properties officeooo:rsid="00422f2e" officeooo:paragraph-rsid="0049b736"/>
    </style:style>
    <style:style style:name="P11" style:family="paragraph" style:parent-style-name="Standard">
      <style:text-properties officeooo:rsid="004a23bb" officeooo:paragraph-rsid="004a23bb"/>
    </style:style>
    <style:style style:name="P12" style:family="paragraph" style:parent-style-name="Standard">
      <style:text-properties officeooo:paragraph-rsid="004aabe6"/>
    </style:style>
    <style:style style:name="P13" style:family="paragraph" style:parent-style-name="Table_20_Heading">
      <style:paragraph-properties fo:text-align="start" style:justify-single-word="false"/>
      <style:text-properties officeooo:paragraph-rsid="0031024b"/>
    </style:style>
    <style:style style:name="P14" style:family="paragraph" style:parent-style-name="Table_20_Heading">
      <style:paragraph-properties fo:text-align="start" style:justify-single-word="false"/>
      <style:text-properties officeooo:paragraph-rsid="003705d7"/>
    </style:style>
    <style:style style:name="P15" style:family="paragraph" style:parent-style-name="Table_20_Heading">
      <style:paragraph-properties fo:text-align="start" style:justify-single-word="false"/>
      <style:text-properties officeooo:paragraph-rsid="003b3c77"/>
    </style:style>
    <style:style style:name="P16" style:family="paragraph" style:parent-style-name="Table_20_Heading">
      <style:paragraph-properties fo:text-align="start" style:justify-single-word="false"/>
      <style:text-properties officeooo:paragraph-rsid="003d196f"/>
    </style:style>
    <style:style style:name="P17" style:family="paragraph" style:parent-style-name="Table_20_Heading">
      <style:paragraph-properties fo:text-align="start" style:justify-single-word="false"/>
      <style:text-properties officeooo:paragraph-rsid="00408c61"/>
    </style:style>
    <style:style style:name="P18" style:family="paragraph" style:parent-style-name="Table_20_Heading">
      <style:paragraph-properties fo:text-align="start" style:justify-single-word="false"/>
      <style:text-properties officeooo:paragraph-rsid="004aabe6"/>
    </style:style>
    <style:style style:name="P19" style:family="paragraph" style:parent-style-name="Table_20_Heading">
      <style:paragraph-properties fo:text-align="start" style:justify-single-word="false"/>
      <style:text-properties fo:font-variant="normal" fo:text-transform="none" fo:color="#242c2e" style:font-name="Arial1" fo:font-size="9pt" fo:letter-spacing="normal" fo:font-style="normal" fo:font-weight="normal" officeooo:rsid="005949ac" officeooo:paragraph-rsid="005949ac"/>
    </style:style>
    <style:style style:name="P20" style:family="paragraph" style:parent-style-name="Table_20_Heading">
      <style:paragraph-properties fo:text-align="start" style:justify-single-word="false"/>
      <style:text-properties fo:font-weight="normal" officeooo:rsid="005949ac" officeooo:paragraph-rsid="005949ac" style:font-weight-asian="normal" style:font-weight-complex="normal"/>
    </style:style>
    <style:style style:name="P21" style:family="paragraph" style:parent-style-name="Table_20_Contents">
      <style:text-properties officeooo:paragraph-rsid="0031024b"/>
    </style:style>
    <style:style style:name="P22" style:family="paragraph" style:parent-style-name="Table_20_Contents">
      <style:text-properties officeooo:rsid="0031024b" officeooo:paragraph-rsid="0031024b"/>
    </style:style>
    <style:style style:name="P23" style:family="paragraph" style:parent-style-name="Table_20_Contents">
      <style:text-properties officeooo:rsid="0031024b" officeooo:paragraph-rsid="003705d7"/>
    </style:style>
    <style:style style:name="P24" style:family="paragraph" style:parent-style-name="Table_20_Contents">
      <style:text-properties officeooo:paragraph-rsid="0035376f"/>
    </style:style>
    <style:style style:name="P25" style:family="paragraph" style:parent-style-name="Table_20_Contents">
      <style:text-properties officeooo:rsid="0035376f" officeooo:paragraph-rsid="0035376f"/>
    </style:style>
    <style:style style:name="P26" style:family="paragraph" style:parent-style-name="Table_20_Contents">
      <style:text-properties officeooo:rsid="0036bdcd" officeooo:paragraph-rsid="0036bdcd"/>
    </style:style>
    <style:style style:name="P27" style:family="paragraph" style:parent-style-name="Table_20_Contents">
      <style:text-properties officeooo:rsid="0036bdcd" officeooo:paragraph-rsid="003705d7"/>
    </style:style>
    <style:style style:name="P28" style:family="paragraph" style:parent-style-name="Table_20_Contents">
      <style:text-properties officeooo:rsid="0036bdcd" officeooo:paragraph-rsid="003b3c77"/>
    </style:style>
    <style:style style:name="P29" style:family="paragraph" style:parent-style-name="Table_20_Contents">
      <style:text-properties officeooo:rsid="0036bdcd" officeooo:paragraph-rsid="00674ecb"/>
    </style:style>
    <style:style style:name="P30" style:family="paragraph" style:parent-style-name="Table_20_Contents">
      <style:text-properties officeooo:paragraph-rsid="0036bdcd"/>
    </style:style>
    <style:style style:name="P31" style:family="paragraph" style:parent-style-name="Table_20_Contents">
      <style:text-properties officeooo:paragraph-rsid="003705d7"/>
    </style:style>
    <style:style style:name="P32" style:family="paragraph" style:parent-style-name="Table_20_Contents">
      <style:text-properties officeooo:rsid="003705d7" officeooo:paragraph-rsid="003705d7"/>
    </style:style>
    <style:style style:name="P33" style:family="paragraph" style:parent-style-name="Table_20_Contents">
      <style:text-properties officeooo:rsid="003705d7" officeooo:paragraph-rsid="0037afa3"/>
    </style:style>
    <style:style style:name="P34" style:family="paragraph" style:parent-style-name="Table_20_Contents">
      <style:text-properties officeooo:rsid="0037f274" officeooo:paragraph-rsid="003b3c77"/>
    </style:style>
    <style:style style:name="P35" style:family="paragraph" style:parent-style-name="Table_20_Contents">
      <style:text-properties officeooo:paragraph-rsid="003b3c77"/>
    </style:style>
    <style:style style:name="P36" style:family="paragraph" style:parent-style-name="Table_20_Contents">
      <style:text-properties officeooo:rsid="003b3c77" officeooo:paragraph-rsid="003b3c77"/>
    </style:style>
    <style:style style:name="P37" style:family="paragraph" style:parent-style-name="Table_20_Contents">
      <style:text-properties officeooo:rsid="003b3c77" officeooo:paragraph-rsid="003b4b66"/>
    </style:style>
    <style:style style:name="P38" style:family="paragraph" style:parent-style-name="Table_20_Contents">
      <style:text-properties officeooo:paragraph-rsid="003ddcb4"/>
    </style:style>
    <style:style style:name="P39" style:family="paragraph" style:parent-style-name="Table_20_Contents">
      <style:text-properties officeooo:rsid="003ddcb4" officeooo:paragraph-rsid="003ddcb4"/>
    </style:style>
    <style:style style:name="P40" style:family="paragraph" style:parent-style-name="Table_20_Contents">
      <style:text-properties officeooo:rsid="003df418" officeooo:paragraph-rsid="003df418"/>
    </style:style>
    <style:style style:name="P41" style:family="paragraph" style:parent-style-name="Table_20_Contents">
      <style:text-properties officeooo:rsid="003df418" officeooo:paragraph-rsid="00408c61"/>
    </style:style>
    <style:style style:name="P42" style:family="paragraph" style:parent-style-name="Table_20_Contents">
      <style:text-properties fo:font-style="italic" officeooo:rsid="003eed13" officeooo:paragraph-rsid="003eed13" style:font-style-asian="italic" style:font-style-complex="italic"/>
    </style:style>
    <style:style style:name="P43" style:family="paragraph" style:parent-style-name="Table_20_Contents">
      <style:text-properties fo:font-style="italic" officeooo:rsid="004c11e0" officeooo:paragraph-rsid="004c11e0" style:font-style-asian="italic" style:font-style-complex="italic"/>
    </style:style>
    <style:style style:name="P44" style:family="paragraph" style:parent-style-name="Table_20_Contents">
      <style:text-properties fo:font-style="italic" officeooo:rsid="00511410" officeooo:paragraph-rsid="00511410" style:font-style-asian="italic" style:font-style-complex="italic"/>
    </style:style>
    <style:style style:name="P45" style:family="paragraph" style:parent-style-name="Table_20_Contents">
      <style:text-properties fo:font-style="italic" officeooo:rsid="00560dee" officeooo:paragraph-rsid="00560dee" style:font-style-asian="italic" style:font-style-complex="italic"/>
    </style:style>
    <style:style style:name="P46" style:family="paragraph" style:parent-style-name="Table_20_Contents">
      <style:text-properties fo:font-style="italic" officeooo:rsid="005802dd" officeooo:paragraph-rsid="005802dd" style:font-style-asian="italic" style:font-style-complex="italic"/>
    </style:style>
    <style:style style:name="P47" style:family="paragraph" style:parent-style-name="Table_20_Contents">
      <style:text-properties officeooo:paragraph-rsid="003eed13"/>
    </style:style>
    <style:style style:name="P48" style:family="paragraph" style:parent-style-name="Table_20_Contents">
      <style:text-properties officeooo:paragraph-rsid="00401dc7"/>
    </style:style>
    <style:style style:name="P49" style:family="paragraph" style:parent-style-name="Table_20_Contents">
      <style:text-properties officeooo:rsid="00401dc7" officeooo:paragraph-rsid="00401dc7"/>
    </style:style>
    <style:style style:name="P50" style:family="paragraph" style:parent-style-name="Table_20_Contents">
      <style:text-properties officeooo:paragraph-rsid="00408c61"/>
    </style:style>
    <style:style style:name="P51" style:family="paragraph" style:parent-style-name="Table_20_Contents">
      <style:text-properties officeooo:rsid="00408c61" officeooo:paragraph-rsid="00408c61"/>
    </style:style>
    <style:style style:name="P52" style:family="paragraph" style:parent-style-name="Table_20_Contents">
      <style:text-properties officeooo:rsid="0016e95d" officeooo:paragraph-rsid="0016e95d"/>
    </style:style>
    <style:style style:name="P53" style:family="paragraph" style:parent-style-name="Table_20_Contents">
      <style:text-properties officeooo:rsid="001833ca" officeooo:paragraph-rsid="001833ca"/>
    </style:style>
    <style:style style:name="P54" style:family="paragraph" style:parent-style-name="Table_20_Contents">
      <style:text-properties officeooo:rsid="001833ca" officeooo:paragraph-rsid="018f0f51"/>
    </style:style>
    <style:style style:name="P55" style:family="paragraph" style:parent-style-name="Table_20_Contents">
      <style:text-properties officeooo:rsid="001833ca" officeooo:paragraph-rsid="0046126c"/>
    </style:style>
    <style:style style:name="P56" style:family="paragraph" style:parent-style-name="Table_20_Contents">
      <style:text-properties officeooo:rsid="018f0f51" officeooo:paragraph-rsid="0046126c"/>
    </style:style>
    <style:style style:name="P57" style:family="paragraph" style:parent-style-name="Table_20_Contents">
      <style:text-properties officeooo:rsid="00820e1f" officeooo:paragraph-rsid="0046126c"/>
    </style:style>
    <style:style style:name="P58" style:family="paragraph" style:parent-style-name="Table_20_Contents">
      <style:text-properties officeooo:paragraph-rsid="001833ca"/>
    </style:style>
    <style:style style:name="P59" style:family="paragraph" style:parent-style-name="Table_20_Contents">
      <style:text-properties officeooo:rsid="016b81d1" officeooo:paragraph-rsid="016b81d1"/>
    </style:style>
    <style:style style:name="P60" style:family="paragraph" style:parent-style-name="Table_20_Contents">
      <style:text-properties officeooo:paragraph-rsid="016b81d1"/>
    </style:style>
    <style:style style:name="P61" style:family="paragraph" style:parent-style-name="Table_20_Contents">
      <style:text-properties officeooo:rsid="010a5523" officeooo:paragraph-rsid="016b81d1"/>
    </style:style>
    <style:style style:name="P62" style:family="paragraph" style:parent-style-name="Table_20_Contents">
      <style:text-properties officeooo:rsid="010a5523" officeooo:paragraph-rsid="010a5523"/>
    </style:style>
    <style:style style:name="P63" style:family="paragraph" style:parent-style-name="Table_20_Contents">
      <style:text-properties officeooo:rsid="0019b439" officeooo:paragraph-rsid="0019b439"/>
    </style:style>
    <style:style style:name="P64" style:family="paragraph" style:parent-style-name="Table_20_Contents">
      <style:text-properties officeooo:rsid="0019b439" officeooo:paragraph-rsid="0044a00d"/>
    </style:style>
    <style:style style:name="P65" style:family="paragraph" style:parent-style-name="Table_20_Contents">
      <style:text-properties officeooo:rsid="0019b439" officeooo:paragraph-rsid="00480a19"/>
    </style:style>
    <style:style style:name="P66" style:family="paragraph" style:parent-style-name="Table_20_Contents">
      <style:text-properties officeooo:rsid="0019b439" officeooo:paragraph-rsid="0049b736"/>
    </style:style>
    <style:style style:name="P67" style:family="paragraph" style:parent-style-name="Table_20_Contents">
      <style:text-properties officeooo:rsid="0019b439" officeooo:paragraph-rsid="00ad1b10"/>
    </style:style>
    <style:style style:name="P68" style:family="paragraph" style:parent-style-name="Table_20_Contents">
      <style:text-properties officeooo:rsid="004cc830" officeooo:paragraph-rsid="004cc830"/>
    </style:style>
    <style:style style:name="P69" style:family="paragraph" style:parent-style-name="Table_20_Contents">
      <style:text-properties officeooo:rsid="004cc830" officeooo:paragraph-rsid="00480a19"/>
    </style:style>
    <style:style style:name="P70" style:family="paragraph" style:parent-style-name="Table_20_Contents">
      <style:text-properties officeooo:rsid="00480a19" officeooo:paragraph-rsid="00480a19"/>
    </style:style>
    <style:style style:name="P71" style:family="paragraph" style:parent-style-name="Table_20_Contents">
      <style:text-properties officeooo:rsid="016d88a2" officeooo:paragraph-rsid="018ef82b"/>
    </style:style>
    <style:style style:name="P72" style:family="paragraph" style:parent-style-name="Table_20_Contents">
      <style:text-properties officeooo:rsid="00c5f9f4" officeooo:paragraph-rsid="00c5f9f4"/>
    </style:style>
    <style:style style:name="P73" style:family="paragraph" style:parent-style-name="Table_20_Contents">
      <style:text-properties officeooo:rsid="00c7481b" officeooo:paragraph-rsid="00c7481b"/>
    </style:style>
    <style:style style:name="P74" style:family="paragraph" style:parent-style-name="Table_20_Contents">
      <style:text-properties officeooo:rsid="019dbc6b" officeooo:paragraph-rsid="019dbc6b"/>
    </style:style>
    <style:style style:name="P75" style:family="paragraph" style:parent-style-name="Table_20_Contents">
      <style:text-properties officeooo:rsid="019dbc6b" officeooo:paragraph-rsid="004a23bb"/>
    </style:style>
    <style:style style:name="P76" style:family="paragraph" style:parent-style-name="Table_20_Contents">
      <style:text-properties officeooo:rsid="004a23bb" officeooo:paragraph-rsid="004a23bb"/>
    </style:style>
    <style:style style:name="P77" style:family="paragraph" style:parent-style-name="Table_20_Contents">
      <style:text-properties officeooo:rsid="00e7fcc5" officeooo:paragraph-rsid="00e7fcc5"/>
    </style:style>
    <style:style style:name="P78" style:family="paragraph" style:parent-style-name="Table_20_Contents">
      <style:text-properties officeooo:rsid="004c11e0" officeooo:paragraph-rsid="004c11e0"/>
    </style:style>
    <style:style style:name="P79" style:family="paragraph" style:parent-style-name="Table_20_Contents">
      <style:text-properties officeooo:paragraph-rsid="00560dee"/>
    </style:style>
    <style:style style:name="P80" style:family="paragraph" style:parent-style-name="Table_20_Contents">
      <style:text-properties officeooo:rsid="00560dee" officeooo:paragraph-rsid="00560dee"/>
    </style:style>
    <style:style style:name="P81" style:family="paragraph" style:parent-style-name="Table_20_Contents">
      <style:text-properties officeooo:paragraph-rsid="005802dd"/>
    </style:style>
    <style:style style:name="P82" style:family="paragraph" style:parent-style-name="Table_20_Contents">
      <style:text-properties officeooo:rsid="005802dd" officeooo:paragraph-rsid="005802dd"/>
    </style:style>
    <style:style style:name="P83" style:family="paragraph" style:parent-style-name="Preformatted_20_Text">
      <style:text-properties officeooo:paragraph-rsid="0016e95d"/>
    </style:style>
    <style:style style:name="P84" style:family="paragraph" style:parent-style-name="Preformatted_20_Text">
      <style:text-properties officeooo:rsid="0016e95d" officeooo:paragraph-rsid="0016e95d"/>
    </style:style>
    <style:style style:name="P85" style:family="paragraph" style:parent-style-name="Preformatted_20_Text">
      <style:text-properties officeooo:rsid="0016e95d" officeooo:paragraph-rsid="0019b439"/>
    </style:style>
    <style:style style:name="P86" style:family="paragraph" style:parent-style-name="Preformatted_20_Text">
      <style:text-properties officeooo:rsid="001833ca" officeooo:paragraph-rsid="001833ca"/>
    </style:style>
    <style:style style:name="P87" style:family="paragraph" style:parent-style-name="Preformatted_20_Text">
      <style:text-properties officeooo:rsid="001833ca" officeooo:paragraph-rsid="016b81d1"/>
    </style:style>
    <style:style style:name="P88" style:family="paragraph" style:parent-style-name="Preformatted_20_Text">
      <style:text-properties officeooo:rsid="001833ca" officeooo:paragraph-rsid="0019b439"/>
    </style:style>
    <style:style style:name="P89" style:family="paragraph" style:parent-style-name="Preformatted_20_Text">
      <style:text-properties officeooo:paragraph-rsid="001833ca"/>
    </style:style>
    <style:style style:name="P90" style:family="paragraph" style:parent-style-name="Preformatted_20_Text">
      <style:text-properties officeooo:rsid="0019b439" officeooo:paragraph-rsid="0019b439"/>
    </style:style>
    <style:style style:name="P91" style:family="paragraph" style:parent-style-name="Preformatted_20_Text">
      <style:text-properties officeooo:rsid="0019b439" officeooo:paragraph-rsid="016d88a2"/>
    </style:style>
    <style:style style:name="P92" style:family="paragraph" style:parent-style-name="Preformatted_20_Text">
      <style:text-properties officeooo:rsid="0049b736" officeooo:paragraph-rsid="0049b736"/>
    </style:style>
    <style:style style:name="P93" style:family="paragraph" style:parent-style-name="Preformatted_20_Text">
      <style:text-properties officeooo:paragraph-rsid="00c5f9f4"/>
    </style:style>
    <style:style style:name="P94" style:family="paragraph" style:parent-style-name="Preformatted_20_Text">
      <style:text-properties officeooo:paragraph-rsid="004a23bb"/>
    </style:style>
    <style:style style:name="P95" style:family="paragraph" style:parent-style-name="Preformatted_20_Text">
      <style:text-properties officeooo:rsid="00c89960" officeooo:paragraph-rsid="00c89960"/>
    </style:style>
    <style:style style:name="P96" style:family="paragraph" style:parent-style-name="Preformatted_20_Text">
      <style:text-properties officeooo:rsid="00c89960" officeooo:paragraph-rsid="004a23bb"/>
    </style:style>
    <style:style style:name="P97" style:family="paragraph" style:parent-style-name="Preformatted_20_Text">
      <style:text-properties officeooo:rsid="00c7481b" officeooo:paragraph-rsid="00c7481b"/>
    </style:style>
    <style:style style:name="P98" style:family="paragraph" style:parent-style-name="Preformatted_20_Text">
      <style:text-properties officeooo:paragraph-rsid="0019b439"/>
    </style:style>
    <style:style style:name="P99" style:family="paragraph" style:parent-style-name="Preformatted_20_Text">
      <style:text-properties officeooo:paragraph-rsid="00e629e9"/>
    </style:style>
    <style:style style:name="P100" style:family="paragraph" style:parent-style-name="Preformatted_20_Text">
      <style:text-properties officeooo:rsid="00e7fcc5" officeooo:paragraph-rsid="00e7fcc5"/>
    </style:style>
    <style:style style:name="P101" style:family="paragraph" style:parent-style-name="Preformatted_20_Text">
      <style:text-properties officeooo:paragraph-rsid="004c11e0"/>
    </style:style>
    <style:style style:name="P102" style:family="paragraph" style:parent-style-name="Text_20_body">
      <style:text-properties officeooo:rsid="0031024b" officeooo:paragraph-rsid="0031024b"/>
    </style:style>
    <style:style style:name="P103" style:family="paragraph" style:parent-style-name="Text_20_body">
      <style:text-properties officeooo:rsid="01ba861d" officeooo:paragraph-rsid="003df418"/>
    </style:style>
    <style:style style:name="P104" style:family="paragraph" style:parent-style-name="Text_20_body">
      <style:text-properties officeooo:rsid="00422f2e" officeooo:paragraph-rsid="00422f2e"/>
    </style:style>
    <style:style style:name="P105" style:family="paragraph" style:parent-style-name="Text_20_body">
      <style:text-properties officeooo:rsid="0046126c" officeooo:paragraph-rsid="0046126c"/>
    </style:style>
    <style:style style:name="P106" style:family="paragraph" style:parent-style-name="Text_20_body">
      <style:text-properties officeooo:rsid="004a23bb" officeooo:paragraph-rsid="004a23bb"/>
    </style:style>
    <style:style style:name="P107" style:family="paragraph" style:parent-style-name="Text_20_body">
      <style:text-properties officeooo:rsid="004a23bb" officeooo:paragraph-rsid="004aabe6"/>
    </style:style>
    <style:style style:name="P108" style:family="paragraph" style:parent-style-name="Text_20_body">
      <style:text-properties officeooo:rsid="004a4b59" officeooo:paragraph-rsid="004a4b59"/>
    </style:style>
    <style:style style:name="P109" style:family="paragraph" style:parent-style-name="Text_20_body">
      <style:text-properties officeooo:rsid="001d3383" officeooo:paragraph-rsid="004c11e0"/>
    </style:style>
    <style:style style:name="P110" style:family="paragraph" style:parent-style-name="Text_20_body">
      <style:text-properties officeooo:paragraph-rsid="004aabe6"/>
    </style:style>
    <style:style style:name="P111" style:family="paragraph" style:parent-style-name="Text_20_body">
      <style:text-properties officeooo:rsid="004e8f3d" officeooo:paragraph-rsid="00504406"/>
    </style:style>
    <style:style style:name="P112" style:family="paragraph" style:parent-style-name="Text_20_body">
      <style:text-properties officeooo:rsid="00521bdf" officeooo:paragraph-rsid="00521bdf"/>
    </style:style>
    <style:style style:name="P113" style:family="paragraph" style:parent-style-name="Text_20_body">
      <style:text-properties fo:font-style="italic" officeooo:rsid="004c11e0" officeooo:paragraph-rsid="004c11e0" style:font-style-asian="italic" style:font-style-complex="italic"/>
    </style:style>
    <style:style style:name="P114" style:family="paragraph" style:parent-style-name="Standard" style:list-style-name="L1">
      <style:text-properties officeooo:rsid="0031d70b" officeooo:paragraph-rsid="003705d7"/>
    </style:style>
    <style:style style:name="P115" style:family="paragraph" style:parent-style-name="Standard" style:list-style-name="L1">
      <style:text-properties officeooo:rsid="0031d70b" officeooo:paragraph-rsid="0031d70b"/>
    </style:style>
    <style:style style:name="P116" style:family="paragraph" style:parent-style-name="Standard" style:list-style-name="L1">
      <style:text-properties officeooo:rsid="0067517b" officeooo:paragraph-rsid="0067517b"/>
    </style:style>
    <style:style style:name="P117" style:family="paragraph" style:parent-style-name="Standard" style:list-style-name="L5">
      <style:text-properties officeooo:rsid="00422f2e" officeooo:paragraph-rsid="00422f2e"/>
    </style:style>
    <style:style style:name="P118" style:family="paragraph" style:parent-style-name="Standard" style:list-style-name="L5">
      <style:text-properties officeooo:rsid="0046126c" officeooo:paragraph-rsid="0046126c"/>
    </style:style>
    <style:style style:name="P119" style:family="paragraph" style:parent-style-name="Standard" style:list-style-name="L5">
      <style:text-properties officeooo:rsid="0049b736" officeooo:paragraph-rsid="005f36a3"/>
    </style:style>
    <style:style style:name="P120" style:family="paragraph" style:parent-style-name="Standard">
      <style:text-properties officeooo:paragraph-rsid="003d196f"/>
    </style:style>
    <style:style style:name="P121" style:family="paragraph" style:parent-style-name="Text_20_body" style:list-style-name="L2">
      <style:text-properties officeooo:rsid="01ba861d" officeooo:paragraph-rsid="003df418"/>
    </style:style>
    <style:style style:name="P122" style:family="paragraph" style:parent-style-name="Text_20_body" style:list-style-name="L6">
      <style:text-properties officeooo:rsid="004a23bb" officeooo:paragraph-rsid="004a23bb"/>
    </style:style>
    <style:style style:name="P123" style:family="paragraph" style:parent-style-name="Text_20_body">
      <style:text-properties officeooo:rsid="00688b43" officeooo:paragraph-rsid="00688b43"/>
    </style:style>
    <style:style style:name="P124" style:family="paragraph" style:parent-style-name="Heading_20_1">
      <style:text-properties officeooo:rsid="0031024b" officeooo:paragraph-rsid="0031024b"/>
    </style:style>
    <style:style style:name="P1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6" style:family="paragraph" style:parent-style-name="Heading_20_2">
      <style:text-properties officeooo:rsid="0031024b" officeooo:paragraph-rsid="0031024b"/>
    </style:style>
    <style:style style:name="P127" style:family="paragraph" style:parent-style-name="Heading_20_2" style:list-style-name="">
      <style:text-properties officeooo:rsid="0031024b" officeooo:paragraph-rsid="003ddcb4"/>
    </style:style>
    <style:style style:name="P128" style:family="paragraph" style:parent-style-name="Heading_20_2">
      <style:text-properties officeooo:rsid="003eed13" officeooo:paragraph-rsid="003eed13"/>
    </style:style>
    <style:style style:name="P129" style:family="paragraph" style:parent-style-name="Heading_20_2">
      <style:text-properties officeooo:paragraph-rsid="00408c61"/>
    </style:style>
    <style:style style:name="P130" style:family="paragraph" style:parent-style-name="Heading_20_2">
      <style:paragraph-properties fo:break-before="page"/>
      <style:text-properties officeooo:rsid="00408c61" officeooo:paragraph-rsid="003ddcb4"/>
    </style:style>
    <style:style style:name="P131" style:family="paragraph" style:parent-style-name="Heading_20_3">
      <style:text-properties officeooo:rsid="003705d7" officeooo:paragraph-rsid="003705d7"/>
    </style:style>
    <style:style style:name="P132" style:family="paragraph" style:parent-style-name="Heading_20_3">
      <style:text-properties officeooo:rsid="003b979f" officeooo:paragraph-rsid="003b979f"/>
    </style:style>
    <style:style style:name="P133" style:family="paragraph" style:parent-style-name="Heading_20_3">
      <style:text-properties officeooo:rsid="00408c61" officeooo:paragraph-rsid="00408c61"/>
    </style:style>
    <style:style style:name="P134" style:family="paragraph" style:parent-style-name="Heading_20_3">
      <style:text-properties officeooo:rsid="0049b736" officeooo:paragraph-rsid="00480a19"/>
    </style:style>
    <style:style style:name="P135" style:family="paragraph" style:parent-style-name="Heading_20_3">
      <style:text-properties officeooo:rsid="004a23bb" officeooo:paragraph-rsid="004a23bb"/>
    </style:style>
    <style:style style:name="P136" style:family="paragraph" style:parent-style-name="Heading_20_3">
      <style:text-properties officeooo:rsid="004aabe6" officeooo:paragraph-rsid="004aabe6"/>
    </style:style>
    <style:style style:name="P137" style:family="paragraph" style:parent-style-name="Heading_20_3">
      <style:text-properties officeooo:rsid="004a4b59" officeooo:paragraph-rsid="004a4b59"/>
    </style:style>
    <style:style style:name="P138" style:family="paragraph" style:parent-style-name="Heading_20_3">
      <style:text-properties officeooo:rsid="004a4b59" officeooo:paragraph-rsid="004aabe6"/>
    </style:style>
    <style:style style:name="P139" style:family="paragraph" style:parent-style-name="Table_20_Contents">
      <style:text-properties fo:font-style="italic" officeooo:rsid="00674ecb" officeooo:paragraph-rsid="00674ecb" style:font-style-asian="italic" style:font-style-complex="italic"/>
    </style:style>
    <style:style style:name="P140" style:family="paragraph" style:parent-style-name="Table_20_Contents" style:list-style-name="L3">
      <style:text-properties officeooo:rsid="003eed13" officeooo:paragraph-rsid="003eed13"/>
    </style:style>
    <style:style style:name="P141" style:family="paragraph" style:parent-style-name="Table_20_Contents" style:list-style-name="L4"/>
    <style:style style:name="P142" style:family="paragraph" style:parent-style-name="Table_20_Contents">
      <style:text-properties officeooo:paragraph-rsid="00688b43"/>
    </style:style>
    <style:style style:name="P143" style:family="paragraph" style:parent-style-name="Table_20_Contents">
      <style:text-properties officeooo:rsid="00688b43" officeooo:paragraph-rsid="00688b43"/>
    </style:style>
    <style:style style:name="P14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21e8a0"/>
    </style:style>
    <style:style style:name="T2" style:family="text">
      <style:text-properties officeooo:rsid="0042a1c4"/>
    </style:style>
    <style:style style:name="T3" style:family="text">
      <style:text-properties officeooo:rsid="0031024b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31024b" style:font-style-asian="italic" style:font-style-complex="italic"/>
    </style:style>
    <style:style style:name="T6" style:family="text">
      <style:text-properties fo:font-style="italic" officeooo:rsid="0036bdcd" style:font-style-asian="italic" style:font-style-complex="italic"/>
    </style:style>
    <style:style style:name="T7" style:family="text">
      <style:text-properties fo:font-style="italic" officeooo:rsid="003705d7" style:font-style-asian="italic" style:font-style-complex="italic"/>
    </style:style>
    <style:style style:name="T8" style:family="text">
      <style:text-properties fo:font-style="italic" officeooo:rsid="0037afa3" style:font-style-asian="italic" style:font-style-complex="italic"/>
    </style:style>
    <style:style style:name="T9" style:family="text">
      <style:text-properties fo:font-style="italic" officeooo:rsid="003ddcb4" style:font-style-asian="italic" style:font-style-complex="italic"/>
    </style:style>
    <style:style style:name="T10" style:family="text">
      <style:text-properties fo:font-style="italic" officeooo:rsid="003df418" style:font-style-asian="italic" style:font-style-complex="italic"/>
    </style:style>
    <style:style style:name="T11" style:family="text">
      <style:text-properties fo:font-style="italic" officeooo:rsid="00408c61" style:font-style-asian="italic" style:font-style-complex="italic"/>
    </style:style>
    <style:style style:name="T12" style:family="text">
      <style:text-properties fo:font-style="italic" officeooo:rsid="0044a00d" style:font-style-asian="italic" style:font-style-complex="italic"/>
    </style:style>
    <style:style style:name="T13" style:family="text">
      <style:text-properties fo:font-style="italic" officeooo:rsid="0016e95d" style:font-style-asian="italic" style:font-style-complex="italic"/>
    </style:style>
    <style:style style:name="T14" style:family="text">
      <style:text-properties fo:font-style="italic" officeooo:rsid="00820e1f" style:font-style-asian="italic" style:font-style-complex="italic"/>
    </style:style>
    <style:style style:name="T15" style:family="text">
      <style:text-properties fo:font-style="italic" officeooo:rsid="001833ca" style:font-style-asian="italic" style:font-style-complex="italic"/>
    </style:style>
    <style:style style:name="T16" style:family="text">
      <style:text-properties fo:font-style="italic" officeooo:rsid="00480a19" style:font-style-asian="italic" style:font-style-complex="italic"/>
    </style:style>
    <style:style style:name="T17" style:family="text">
      <style:text-properties fo:font-style="italic" officeooo:rsid="0049b736" style:font-style-asian="italic" style:font-style-complex="italic"/>
    </style:style>
    <style:style style:name="T18" style:family="text">
      <style:text-properties fo:font-style="italic" officeooo:rsid="019dbc6b" style:font-style-asian="italic" style:font-style-complex="italic"/>
    </style:style>
    <style:style style:name="T19" style:family="text">
      <style:text-properties fo:font-style="italic" officeooo:rsid="00521bdf" style:font-style-asian="italic" style:font-style-complex="italic"/>
    </style:style>
    <style:style style:name="T20" style:family="text">
      <style:text-properties fo:font-style="italic" officeooo:rsid="00e629e9" style:font-style-asian="italic" style:font-style-complex="italic"/>
    </style:style>
    <style:style style:name="T21" style:family="text">
      <style:text-properties fo:font-style="italic" officeooo:rsid="00656099" style:font-style-asian="italic" style:font-style-complex="italic"/>
    </style:style>
    <style:style style:name="T22" style:family="text">
      <style:text-properties fo:font-style="italic" officeooo:rsid="00658157" style:font-style-asian="italic" style:font-style-complex="italic"/>
    </style:style>
    <style:style style:name="T23" style:family="text">
      <style:text-properties fo:font-style="italic" officeooo:rsid="00688b43" style:font-style-asian="italic" style:font-style-complex="italic"/>
    </style:style>
    <style:style style:name="T24" style:family="text">
      <style:text-properties officeooo:rsid="0035376f"/>
    </style:style>
    <style:style style:name="T25" style:family="text">
      <style:text-properties fo:font-style="normal" officeooo:rsid="0035376f" style:font-style-asian="normal" style:font-style-complex="normal"/>
    </style:style>
    <style:style style:name="T26" style:family="text">
      <style:text-properties fo:font-style="normal" officeooo:rsid="003705d7" style:font-style-asian="normal" style:font-style-complex="normal"/>
    </style:style>
    <style:style style:name="T27" style:family="text">
      <style:text-properties fo:font-style="normal" officeooo:rsid="003ddcb4" style:font-style-asian="normal" style:font-style-complex="normal"/>
    </style:style>
    <style:style style:name="T28" style:family="text">
      <style:text-properties fo:font-style="normal" officeooo:rsid="003eed13" style:font-style-asian="normal" style:font-style-complex="normal"/>
    </style:style>
    <style:style style:name="T29" style:family="text">
      <style:text-properties fo:font-style="normal" officeooo:rsid="00401dc7" style:font-style-asian="normal" style:font-style-complex="normal"/>
    </style:style>
    <style:style style:name="T30" style:family="text">
      <style:text-properties fo:font-style="normal" officeooo:rsid="00408c61" style:font-style-asian="normal" style:font-style-complex="normal"/>
    </style:style>
    <style:style style:name="T31" style:family="text">
      <style:text-properties fo:font-style="normal" fo:font-weight="normal" officeooo:rsid="00408c61" style:font-style-asian="normal" style:font-weight-asian="normal" style:font-style-complex="normal" style:font-weight-complex="normal"/>
    </style:style>
    <style:style style:name="T32" style:family="text">
      <style:text-properties officeooo:rsid="0036bdcd"/>
    </style:style>
    <style:style style:name="T33" style:family="text">
      <style:text-properties officeooo:rsid="003705d7"/>
    </style:style>
    <style:style style:name="T34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35" style:family="text">
      <style:text-properties officeooo:rsid="0037afa3"/>
    </style:style>
    <style:style style:name="T36" style:family="text">
      <style:text-properties officeooo:rsid="0037f274"/>
    </style:style>
    <style:style style:name="T37" style:family="text">
      <style:text-properties officeooo:rsid="003b3c77"/>
    </style:style>
    <style:style style:name="T38" style:family="text">
      <style:text-properties officeooo:rsid="003b4b66"/>
    </style:style>
    <style:style style:name="T39" style:family="text">
      <style:text-properties officeooo:rsid="003ddcb4"/>
    </style:style>
    <style:style style:name="T40" style:family="text">
      <style:text-properties officeooo:rsid="003eed13"/>
    </style:style>
    <style:style style:name="T41" style:family="text">
      <style:text-properties officeooo:rsid="00401dc7"/>
    </style:style>
    <style:style style:name="T42" style:family="text">
      <style:text-properties officeooo:rsid="00408c61"/>
    </style:style>
    <style:style style:name="T43" style:family="text">
      <style:text-properties officeooo:rsid="0016e95d"/>
    </style:style>
    <style:style style:name="T44" style:family="text">
      <style:text-properties officeooo:rsid="00bf8a4a"/>
    </style:style>
    <style:style style:name="T45" style:family="text">
      <style:text-properties officeooo:rsid="00a000cb"/>
    </style:style>
    <style:style style:name="T46" style:family="text">
      <style:text-properties officeooo:rsid="00820e1f"/>
    </style:style>
    <style:style style:name="T47" style:family="text">
      <style:text-properties officeooo:rsid="018f0f51"/>
    </style:style>
    <style:style style:name="T48" style:family="text">
      <style:text-properties officeooo:rsid="00a07c52"/>
    </style:style>
    <style:style style:name="T49" style:family="text">
      <style:text-properties officeooo:rsid="016b81d1"/>
    </style:style>
    <style:style style:name="T50" style:family="text">
      <style:text-properties officeooo:rsid="0044a00d"/>
    </style:style>
    <style:style style:name="T51" style:family="text">
      <style:text-properties officeooo:rsid="0046126c"/>
    </style:style>
    <style:style style:name="T52" style:family="text">
      <style:text-properties officeooo:rsid="001833ca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style:text-underline-style="solid" style:text-underline-width="auto" style:text-underline-color="font-color" officeooo:rsid="0044a00d"/>
    </style:style>
    <style:style style:name="T55" style:family="text">
      <style:text-properties officeooo:rsid="00480a19"/>
    </style:style>
    <style:style style:name="T56" style:family="text">
      <style:text-properties style:font-name="Liberation Serif" officeooo:rsid="01004d25" style:font-name-asian="Liberation Serif" style:font-name-complex="Liberation Serif"/>
    </style:style>
    <style:style style:name="T57" style:family="text">
      <style:text-properties style:font-name="Liberation Serif" officeooo:rsid="00480a19" style:font-name-asian="Liberation Serif" style:font-name-complex="Liberation Serif"/>
    </style:style>
    <style:style style:name="T58" style:family="text">
      <style:text-properties officeooo:rsid="01004d25"/>
    </style:style>
    <style:style style:name="T59" style:family="text">
      <style:text-properties officeooo:rsid="00d38f47"/>
    </style:style>
    <style:style style:name="T60" style:family="text">
      <style:text-properties officeooo:rsid="0049b736"/>
    </style:style>
    <style:style style:name="T61" style:family="text">
      <style:text-properties officeooo:rsid="012a347d"/>
    </style:style>
    <style:style style:name="T62" style:family="text">
      <style:text-properties officeooo:rsid="012685b8"/>
    </style:style>
    <style:style style:name="T63" style:family="text">
      <style:text-properties officeooo:rsid="016d88a2"/>
    </style:style>
    <style:style style:name="T64" style:family="text">
      <style:text-properties officeooo:rsid="004a23bb"/>
    </style:style>
    <style:style style:name="T65" style:family="text">
      <style:text-properties officeooo:rsid="019dbc6b"/>
    </style:style>
    <style:style style:name="T66" style:family="text">
      <style:text-properties officeooo:rsid="019f9381"/>
    </style:style>
    <style:style style:name="T67" style:family="text">
      <style:text-properties officeooo:rsid="004a4b59"/>
    </style:style>
    <style:style style:name="T68" style:family="text">
      <style:text-properties officeooo:rsid="00ad1b10"/>
    </style:style>
    <style:style style:name="T69" style:family="text">
      <style:text-properties officeooo:rsid="00e629e9"/>
    </style:style>
    <style:style style:name="T70" style:family="text">
      <style:text-properties officeooo:rsid="004daf28"/>
    </style:style>
    <style:style style:name="T71" style:family="text">
      <style:text-properties style:text-underline-style="none"/>
    </style:style>
    <style:style style:name="T72" style:family="text">
      <style:text-properties officeooo:rsid="00539181"/>
    </style:style>
    <style:style style:name="T73" style:family="text">
      <style:text-properties officeooo:rsid="0055581d"/>
    </style:style>
    <style:style style:name="T74" style:family="text">
      <style:text-properties officeooo:rsid="00560dee"/>
    </style:style>
    <style:style style:name="T75" style:family="text">
      <style:text-properties officeooo:rsid="005802dd"/>
    </style:style>
    <style:style style:name="T76" style:family="text">
      <style:text-properties officeooo:rsid="005949ac"/>
    </style:style>
    <style:style style:name="T77" style:family="text">
      <style:text-properties style:font-name-asian="Courier New" style:font-name-complex="Liberation Mono1" style:font-size-complex="10pt"/>
    </style:style>
    <style:style style:name="T78" style:family="text">
      <style:text-properties officeooo:rsid="005949ac" style:font-name-asian="Courier New" style:font-name-complex="Liberation Mono1" style:font-size-complex="10pt"/>
    </style:style>
    <style:style style:name="T79" style:family="text">
      <style:text-properties officeooo:rsid="005eac48"/>
    </style:style>
    <style:style style:name="T80" style:family="text">
      <style:text-properties officeooo:rsid="005f36a3"/>
    </style:style>
    <style:style style:name="T81" style:family="text">
      <style:text-properties officeooo:rsid="006325c5"/>
    </style:style>
    <style:style style:name="T82" style:family="text">
      <style:text-properties officeooo:rsid="0069e8d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Contents</text:p>
          </text:index-title>
          <text:p text:style-name="P125"><text:a xlink:type="simple" xlink:href="#__RefHeading___Toc19661_1506033356" text:style-name="Index_20_Link" text:visited-style-name="Index_20_Link">SMS / text commands<text:tab/>1</text:a></text:p>
          <text:p text:style-name="P145"><text:a xlink:type="simple" xlink:href="#__RefHeading___Toc19663_1506033356" text:style-name="Index_20_Link" text:visited-style-name="Index_20_Link">OVMS configuration<text:tab/>1</text:a></text:p>
          <text:p text:style-name="P144"><text:a xlink:type="simple" xlink:href="#__RefHeading___Toc19665_1506033356" text:style-name="Index_20_Link" text:visited-style-name="Index_20_Link">Basic setup<text:tab/>1</text:a></text:p>
          <text:p text:style-name="P144"><text:a xlink:type="simple" xlink:href="#__RefHeading___Toc19667_1506033356" text:style-name="Index_20_Link" text:visited-style-name="Index_20_Link">IP setup (GPRS)<text:tab/>2</text:a></text:p>
          <text:p text:style-name="P144"><text:a xlink:type="simple" xlink:href="#__RefHeading___Toc19669_1506033356" text:style-name="Index_20_Link" text:visited-style-name="Index_20_Link">Troubleshooting<text:tab/>2</text:a></text:p>
          <text:p text:style-name="P145"><text:a xlink:type="simple" xlink:href="#__RefHeading___Toc19671_1506033356" text:style-name="Index_20_Link" text:visited-style-name="Index_20_Link">Twizy configuration<text:tab/>3</text:a></text:p>
          <text:p text:style-name="P144"><text:a xlink:type="simple" xlink:href="#__RefHeading___Toc19673_1506033356" text:style-name="Index_20_Link" text:visited-style-name="Index_20_Link">Range &amp; charge alerts<text:tab/>3</text:a></text:p>
          <text:p text:style-name="P144"><text:a xlink:type="simple" xlink:href="#__RefHeading___Toc19675_1506033356" text:style-name="Index_20_Link" text:visited-style-name="Index_20_Link">Feature map<text:tab/>3</text:a></text:p>
          <text:p text:style-name="P145"><text:a xlink:type="simple" xlink:href="#__RefHeading___Toc19677_1506033356" text:style-name="Index_20_Link" text:visited-style-name="Index_20_Link">Twizy status<text:tab/>4</text:a></text:p>
          <text:p text:style-name="P145"><text:a xlink:type="simple" xlink:href="#__RefHeading___Toc19679_1506033356" text:style-name="Index_20_Link" text:visited-style-name="Index_20_Link">SEVCON tuning<text:tab/>5</text:a></text:p>
          <text:p text:style-name="P144"><text:a xlink:type="simple" xlink:href="#__RefHeading___Toc19681_1506033356" text:style-name="Index_20_Link" text:visited-style-name="Index_20_Link">Macro settings<text:tab/>5</text:a></text:p>
          <text:p text:style-name="P144"><text:a xlink:type="simple" xlink:href="#__RefHeading___Toc19683_1506033356" text:style-name="Index_20_Link" text:visited-style-name="Index_20_Link">Profile management<text:tab/>6</text:a></text:p>
          <text:p text:style-name="P144"><text:a xlink:type="simple" xlink:href="#__RefHeading___Toc19685_1506033356" text:style-name="Index_20_Link" text:visited-style-name="Index_20_Link">Temporary speed limits<text:tab/>7</text:a></text:p>
          <text:p text:style-name="P144"><text:a xlink:type="simple" xlink:href="#__RefHeading___Toc19687_1506033356" text:style-name="Index_20_Link" text:visited-style-name="Index_20_Link">Low level access<text:tab/>7</text:a></text:p>
          <text:p text:style-name="P144"><text:a xlink:type="simple" xlink:href="#__RefHeading___Toc19689_1506033356" text:style-name="Index_20_Link" text:visited-style-name="Index_20_Link">Low level examples<text:tab/>8</text:a></text:p>
        </text:index-body>
      </text:table-of-content>
      <text:h text:style-name="P124" text:outline-level="1"><text:bookmark-start text:name="__RefHeading___Toc19661_1506033356"/>SMS / <text:span text:style-name="T81">t</text:span>ext commands<text:bookmark-end text:name="__RefHeading___Toc19661_1506033356"/></text:h>
      <text:p text:style-name="P112">Text commands can be issued by SMS, serial port (DIAG) or IP (App/Web/Perl). <text:span text:style-name="T72">This overview does not cover all commands and details, please read the user guides for more info.</text:span></text:p>
      <text:p text:style-name="P112"><text:span text:style-name="T53">Notes</text:span>:</text:p>
      <text:list xml:id="list7179581868832654383" text:style-name="L1">
        <text:list-item>
          <text:p text:style-name="P114"><text:span text:style-name="T33">Disable</text:span> <text:span text:style-name="T33">automatic </text:span>spelling correction.</text:p>
        </text:list-item>
        <text:list-item>
          <text:p text:style-name="P116">Ensure phone SMS encoding is set to 7 bit GSM (8 or 16 bit not supported).</text:p>
        </text:list-item>
        <text:list-item>
          <text:p text:style-name="P114">Use exactly one blank to separate arguments.</text:p>
        </text:list-item>
        <text:list-item>
          <text:p text:style-name="P115">Do not separate the „?“ from a query command (e.g. „SERVER?“).</text:p>
        </text:list-item>
        <text:list-item>
          <text:p text:style-name="P115">Case is irrelevant on commands (PASS = pass) but may be relevant on arguments (i.e. login, password, …).</text:p>
        </text:list-item>
        <text:list-item>
          <text:p text:style-name="P115">Wait for acknowledgement of <text:span text:style-name="T73">each</text:span> command sent before sending the next. If you get no reply, check spelling and try again.</text:p>
        </text:list-item>
      </text:list>
      <text:p text:style-name="P8"/>
      <text:h text:style-name="P126" text:outline-level="2"><text:bookmark-start text:name="__RefHeading___Toc19663_1506033356"/><text:span text:style-name="T79">OVMS c</text:span><text:bookmark-start text:name="__DdeLink__7090_1506033356"/>onfiguration<text:bookmark-end text:name="__RefHeading___Toc19663_1506033356"/></text:h>
      <text:h text:style-name="P131" text:outline-level="3"><text:bookmark-end text:name="__DdeLink__7090_1506033356"/><text:bookmark-start text:name="__RefHeading___Toc19665_1506033356"/>Basic setup<text:bookmark-end text:name="__RefHeading___Toc19665_1506033356"/></text:h>
      <table:table table:name="Tabelle1" table:style-name="Tabelle1">
        <table:table-column table:style-name="Tabelle1.A"/>
        <table:table-column table:style-name="Tabelle1.B"/>
        <table:table-header-rows>
          <table:table-row table:style-name="Tabelle1.1">
            <table:table-cell table:style-name="Tabelle1.A1" office:value-type="string">
              <text:p text:style-name="P13">Command</text:p>
            </table:table-cell>
            <table:table-cell table:style-name="Tabelle1.B1" office:value-type="string">
              <text:p text:style-name="P13">Function</text:p>
            </table:table-cell>
          </table:table-row>
        </table:table-header-rows>
        <table:table-row table:style-name="Tabelle1.1">
          <table:table-cell table:style-name="Tabelle1.A2" office:value-type="string">
            <text:p text:style-name="P21"><text:span text:style-name="Command"><text:span text:style-name="T3">REGISTER </text:span></text:span><text:span text:style-name="Command"><text:span text:style-name="T5">password</text:span></text:span></text:p>
          </table:table-cell>
          <table:table-cell table:style-name="Tabelle1.B2" office:value-type="string">
            <text:p text:style-name="P23">Register sending mobile phone as primary user (only SMS). <text:span text:style-name="T33">Initial password is "OVMS".</text:span></text:p>
          </table:table-cell>
        </table:table-row>
        <table:table-row table:style-name="Tabelle1.1">
          <table:table-cell table:style-name="Tabelle1.A2" office:value-type="string">
            <text:p text:style-name="P21"><text:span text:style-name="Command"><text:span text:style-name="T3">PASS </text:span></text:span><text:span text:style-name="Command"><text:span text:style-name="T5">newpass</text:span></text:span><text:span text:style-name="Command"><text:span text:style-name="T19">word</text:span></text:span></text:p>
          </table:table-cell>
          <table:table-cell table:style-name="Tabelle1.B2" office:value-type="string">
            <text:p text:style-name="P23">Change <text:span text:style-name="Command">REGISTER</text:span> password <text:span text:style-name="T33">(only </text:span>from registered phone<text:span text:style-name="T33">)</text:span></text:p>
          </table:table-cell>
        </table:table-row>
        <table:table-row table:style-name="Tabelle1.1">
          <table:table-cell table:style-name="Tabelle1.A2" office:value-type="string">
            <text:p text:style-name="P21"><text:span text:style-name="Command"><text:span text:style-name="T3">MODULE </text:span></text:span><text:span text:style-name="Command"><text:span text:style-name="T5">veh</text:span></text:span><text:span text:style-name="Command"><text:span text:style-name="T7">icle</text:span></text:span><text:span text:style-name="Command"><text:span text:style-name="T5">id unit</text:span></text:span><text:span text:style-name="Command"><text:span text:style-name="T7">s</text:span></text:span><text:span text:style-name="Command"><text:span text:style-name="T5"> chan</text:span></text:span><text:span text:style-name="Command"><text:span text:style-name="T7">nels</text:span></text:span><text:span text:style-name="Command"><text:span text:style-name="T5"> cartype</text:span></text:span></text:p>
          </table:table-cell>
          <table:table-cell table:style-name="Tabelle1.B2" office:value-type="string">
            <text:p text:style-name="P22">Set vehicle id (= server login), units (<text:span text:style-name="T35">"</text:span>M<text:span text:style-name="T35">"</text:span> / <text:span text:style-name="T35">"</text:span>K<text:span text:style-name="T35">"</text:span>), notification channels (<text:span text:style-name="T35">"</text:span>SMSIP<text:span text:style-name="T35">"</text:span>) and car type <text:soft-page-break/>(<text:span text:style-name="T35">"</text:span>RT<text:span text:style-name="T35">"</text:span>)</text:p>
            <text:p text:style-name="P32"><text:span text:style-name="T4">Note: vehicle password set by </text:span><text:span text:style-name="Command"><text:span text:style-name="T6">SERVER </text:span></text:span><text:span text:style-name="Command"><text:span text:style-name="T34">command</text:span></text:span></text:p>
          </table:table-cell>
        </table:table-row>
      </table:table>
      <text:p text:style-name="P5"/>
      <text:h text:style-name="P131" text:outline-level="3"><text:bookmark-start text:name="__RefHeading___Toc19667_1506033356"/>IP setup (GPRS)<text:bookmark-end text:name="__RefHeading___Toc19667_1506033356"/></text:h>
      <table:table table:name="Tabelle8" table:style-name="Tabelle8">
        <table:table-column table:style-name="Tabelle8.A"/>
        <table:table-column table:style-name="Tabelle8.B"/>
        <table:table-header-rows>
          <table:table-row table:style-name="Tabelle8.1">
            <table:table-cell table:style-name="Tabelle8.A1" office:value-type="string">
              <text:p text:style-name="P14">Command</text:p>
            </table:table-cell>
            <table:table-cell table:style-name="Tabelle8.B1" office:value-type="string">
              <text:p text:style-name="P14">Function</text:p>
            </table:table-cell>
          </table:table-row>
        </table:table-header-rows>
        <table:table-row table:style-name="Tabelle8.1">
          <table:table-cell table:style-name="Tabelle8.A2" office:value-type="string">
            <text:p text:style-name="P24"><text:span text:style-name="Command"><text:span text:style-name="T24">GPRS </text:span></text:span><text:span text:style-name="Command"><text:span text:style-name="T6">apn apnuser apnpassword </text:span></text:span><text:span text:style-name="Command"><text:span text:style-name="T21">[dns</text:span></text:span><text:span text:style-name="Command"><text:span text:style-name="T22">ip</text:span></text:span><text:span text:style-name="Command"><text:span text:style-name="T21">]</text:span></text:span></text:p>
          </table:table-cell>
          <table:table-cell table:style-name="Tabelle8.B2" office:value-type="string">
            <text:p text:style-name="P29">Set APN <text:span text:style-name="T33">config; use "-" for empty user/password/DNS</text:span></text:p>
            <text:p text:style-name="P139">Note: DNS normally not needed</text:p>
          </table:table-cell>
        </table:table-row>
        <table:table-row table:style-name="Tabelle8.1">
          <table:table-cell table:style-name="Tabelle8.A2" office:value-type="string">
            <text:p text:style-name="P30"><text:span text:style-name="Command"><text:span text:style-name="T32">SERVER </text:span></text:span><text:span text:style-name="Command"><text:span text:style-name="T6">address </text:span></text:span><text:span text:style-name="Command"><text:span text:style-name="T7">vehicle</text:span></text:span><text:span text:style-name="Command"><text:span text:style-name="T6">pass</text:span></text:span><text:span text:style-name="Command"><text:span text:style-name="T7">word</text:span></text:span><text:span text:style-name="Command"><text:span text:style-name="T6"> p</text:span></text:span><text:span text:style-name="Command"><text:span text:style-name="T7">aranoid</text:span></text:span><text:span text:style-name="Command"><text:span text:style-name="T6">mode</text:span></text:span></text:p>
          </table:table-cell>
          <table:table-cell table:style-name="Tabelle8.B2" office:value-type="string">
            <text:p text:style-name="P26"><text:span text:style-name="T35">Configure </text:span>server <text:span text:style-name="T35">connection;</text:span> <text:span text:style-name="T35">paranoidmode "-" or "P" (end-to-end encryption = server cannot decode data, no logs etc.)</text:span></text:p>
            <text:p text:style-name="P33"><text:span text:style-name="T4">Note: vehicle </text:span><text:span text:style-name="T8">login</text:span><text:span text:style-name="T4"> set by </text:span><text:span text:style-name="Command"><text:span text:style-name="T5">MODULE</text:span></text:span><text:span text:style-name="Command"><text:span text:style-name="T6"> </text:span></text:span><text:span text:style-name="Command"><text:span text:style-name="T34">command</text:span></text:span></text:p>
          </table:table-cell>
        </table:table-row>
      </table:table>
      <text:p text:style-name="P6"/>
      <text:h text:style-name="P132" text:outline-level="3"><text:bookmark-start text:name="__RefHeading___Toc19669_1506033356"/><text:span text:style-name="T40">T</text:span>roubleshooting<text:bookmark-end text:name="__RefHeading___Toc19669_1506033356"/></text:h>
      <table:table table:name="Tabelle9" table:style-name="Tabelle9">
        <table:table-column table:style-name="Tabelle9.A"/>
        <table:table-column table:style-name="Tabelle9.B"/>
        <table:table-header-rows>
          <table:table-row table:style-name="Tabelle9.1">
            <table:table-cell table:style-name="Tabelle9.A1" office:value-type="string">
              <text:p text:style-name="P15">Command</text:p>
            </table:table-cell>
            <table:table-cell table:style-name="Tabelle9.B1" office:value-type="string">
              <text:p text:style-name="P15">Function</text:p>
            </table:table-cell>
          </table:table-row>
        </table:table-header-rows>
        <table:table-row table:style-name="Tabelle9.1">
          <table:table-cell table:style-name="Tabelle9.A2" office:value-type="string">
            <text:p text:style-name="P35"><text:span text:style-name="Command"><text:span text:style-name="T37">VERSION</text:span></text:span></text:p>
          </table:table-cell>
          <table:table-cell table:style-name="Tabelle9.B2" office:value-type="string">
            <text:p text:style-name="P36">Query firmware version</text:p>
          </table:table-cell>
        </table:table-row>
        <table:table-row table:style-name="Tabelle9.1">
          <table:table-cell table:style-name="Tabelle9.A2" office:value-type="string">
            <text:p text:style-name="P35"><text:span text:style-name="Command"><text:span text:style-name="T37">DIAG</text:span></text:span></text:p>
          </table:table-cell>
          <table:table-cell table:style-name="Tabelle9.B2" office:value-type="string">
            <text:p text:style-name="P37">Show LED and communication status (see <text:span text:style-name="T38">"Network-State-Machine.pdf")</text:span></text:p>
          </table:table-cell>
        </table:table-row>
        <table:table-row table:style-name="Tabelle9.1">
          <table:table-cell table:style-name="Tabelle9.A2" office:value-type="string">
            <text:p text:style-name="P35"><text:span text:style-name="Command"><text:span text:style-name="T33">MODULE?</text:span></text:span></text:p>
          </table:table-cell>
          <table:table-cell table:style-name="Tabelle9.B2" office:value-type="string">
            <text:p text:style-name="P28">Query <text:span text:style-name="T33">module config</text:span></text:p>
          </table:table-cell>
        </table:table-row>
        <table:table-row table:style-name="Tabelle9.1">
          <table:table-cell table:style-name="Tabelle9.A2" office:value-type="string">
            <text:p text:style-name="P31"><text:span text:style-name="Command"><text:span text:style-name="T32">GPRS?</text:span></text:span></text:p>
          </table:table-cell>
          <table:table-cell table:style-name="Tabelle9.B2" office:value-type="string">
            <text:p text:style-name="P27">Query APN <text:span text:style-name="T33">config</text:span> &amp; GPRS status</text:p>
          </table:table-cell>
        </table:table-row>
        <table:table-row table:style-name="Tabelle9.1">
          <table:table-cell table:style-name="Tabelle9.A2" office:value-type="string">
            <text:p text:style-name="P31"><text:span text:style-name="Command"><text:span text:style-name="T26">SERVER?</text:span></text:span></text:p>
          </table:table-cell>
          <table:table-cell table:style-name="Tabelle9.B2" office:value-type="string">
            <text:p text:style-name="P32">Query server config &amp; status</text:p>
          </table:table-cell>
        </table:table-row>
        <table:table-row table:style-name="Tabelle9.1">
          <table:table-cell table:style-name="Tabelle9.A2" office:value-type="string">
            <text:p text:style-name="P31"><text:span text:style-name="Command"><text:span text:style-name="T27">PARAMS</text:span></text:span><text:span text:style-name="Command"><text:span text:style-name="T26">?</text:span></text:span></text:p>
          </table:table-cell>
          <table:table-cell table:style-name="Tabelle9.B2" office:value-type="string">
            <text:p text:style-name="P32">Query <text:span text:style-name="T39">all parameters</text:span></text:p>
          </table:table-cell>
        </table:table-row>
        <table:table-row table:style-name="Tabelle9.1">
          <table:table-cell table:style-name="Tabelle9.A2" office:value-type="string">
            <text:p text:style-name="P31"><text:span text:style-name="Command"><text:span text:style-name="T27">FEATURES</text:span></text:span><text:span text:style-name="Command"><text:span text:style-name="T26">?</text:span></text:span></text:p>
          </table:table-cell>
          <table:table-cell table:style-name="Tabelle9.B2" office:value-type="string">
            <text:p text:style-name="P32">Query <text:span text:style-name="T39">all features</text:span></text:p>
          </table:table-cell>
        </table:table-row>
        <table:table-row table:style-name="Tabelle9.1">
          <table:table-cell table:style-name="Tabelle9.A2" office:value-type="string">
            <text:p text:style-name="P35"><text:span text:style-name="Command"><text:span text:style-name="T36">RESET</text:span></text:span></text:p>
          </table:table-cell>
          <table:table-cell table:style-name="Tabelle9.B2" office:value-type="string">
            <text:p text:style-name="P34">Restart the module</text:p>
          </table:table-cell>
        </table:table-row>
      </table:table>
      <text:p text:style-name="P7"/>
      <text:p text:style-name="P9"/>
      <text:h text:style-name="P127" text:outline-level="2"/>
      <text:h text:style-name="P130" text:outline-level="2"><text:bookmark-start text:name="__RefHeading___Toc19671_1506033356"/>Twizy configuration<text:bookmark-end text:name="__RefHeading___Toc19671_1506033356"/></text:h>
      <text:h text:style-name="P133" text:outline-level="3"><text:bookmark-start text:name="__RefHeading___Toc19673_1506033356"/>Range &amp; charge alerts<text:bookmark-end text:name="__RefHeading___Toc19673_1506033356"/></text:h>
      <table:table table:name="Tabelle11" table:style-name="Tabelle11">
        <table:table-column table:style-name="Tabelle11.A"/>
        <table:table-column table:style-name="Tabelle11.B"/>
        <table:table-header-rows>
          <table:table-row table:style-name="Tabelle11.1">
            <table:table-cell table:style-name="Tabelle11.A1" office:value-type="string">
              <text:p text:style-name="P17">Command</text:p>
            </table:table-cell>
            <table:table-cell table:style-name="Tabelle11.B1" office:value-type="string">
              <text:p text:style-name="P17">Function</text:p>
            </table:table-cell>
          </table:table-row>
        </table:table-header-rows>
        <table:table-row table:style-name="Tabelle11.1">
          <table:table-cell table:style-name="Tabelle11.A2" office:value-type="string">
            <text:p text:style-name="P50"><text:span text:style-name="Command"><text:span text:style-name="T30">RANGE </text:span></text:span><text:span text:style-name="Command"><text:span text:style-name="T10">maxrange</text:span></text:span></text:p>
          </table:table-cell>
          <table:table-cell table:style-name="Tabelle11.B2" office:value-type="string">
            <text:p text:style-name="P41"><text:span text:style-name="T42">Set your max r</text:span>ange (in user units) at 100% SOC &amp; 20 °C</text:p>
          </table:table-cell>
        </table:table-row>
        <table:table-row table:style-name="Tabelle11.1">
          <table:table-cell table:style-name="Tabelle11.A2" office:value-type="string">
            <text:p text:style-name="P50"><text:span text:style-name="Command"><text:span text:style-name="T42">CA </text:span></text:span><text:span text:style-name="Command"><text:span text:style-name="T10">range</text:span></text:span></text:p>
          </table:table-cell>
          <table:table-cell table:style-name="Tabelle11.B2" office:value-type="string">
            <text:p text:style-name="P51">Set charge alert for sufficient range (in user units)</text:p>
          </table:table-cell>
        </table:table-row>
        <table:table-row table:style-name="Tabelle11.1">
          <table:table-cell table:style-name="Tabelle11.A2" office:value-type="string">
            <text:p text:style-name="P50"><text:span text:style-name="Command"><text:span text:style-name="T42">CA </text:span></text:span><text:span text:style-name="Command"><text:span text:style-name="T11">soc</text:span></text:span><text:span text:style-name="Command"><text:span text:style-name="T31">%</text:span></text:span></text:p>
          </table:table-cell>
          <table:table-cell table:style-name="Tabelle11.B2" office:value-type="string">
            <text:p text:style-name="P51">Set charge alert for sufficient SOC (note: "%" must be added)</text:p>
          </table:table-cell>
        </table:table-row>
        <table:table-row table:style-name="Tabelle11.1">
          <table:table-cell table:style-name="Tabelle11.A2" office:value-type="string">
            <text:p text:style-name="P50"><text:span text:style-name="Command"><text:span text:style-name="T42">CA </text:span></text:span><text:span text:style-name="Command"><text:span text:style-name="T10">range </text:span></text:span><text:span text:style-name="Command"><text:span text:style-name="T11">soc</text:span></text:span><text:span text:style-name="Command"><text:span text:style-name="T31">%</text:span></text:span></text:p>
          </table:table-cell>
          <table:table-cell table:style-name="Tabelle11.B2" office:value-type="string">
            <text:p text:style-name="P51">Set charge alert for sufficient range (in user units) and/or SOC</text:p>
          </table:table-cell>
        </table:table-row>
        <table:table-row table:style-name="Tabelle11.1">
          <table:table-cell table:style-name="Tabelle11.A2" office:value-type="string">
            <text:p text:style-name="P50"><text:span text:style-name="Command"><text:span text:style-name="T30">CA</text:span></text:span></text:p>
          </table:table-cell>
          <table:table-cell table:style-name="Tabelle11.B2" office:value-type="string">
            <text:p text:style-name="P51">Clear charge alerts</text:p>
          </table:table-cell>
        </table:table-row>
      </table:table>
      <text:h text:style-name="P133" text:outline-level="3"/>
      <text:h text:style-name="P133" text:outline-level="3"><text:bookmark-start text:name="__RefHeading___Toc19675_1506033356"/>Feature map<text:bookmark-end text:name="__RefHeading___Toc19675_1506033356"/></text:h>
      <text:p text:style-name="P123">Att: Features 0-7 are volatile/lost over reboot!</text:p>
      <table:table table:name="Tabelle10" table:style-name="Tabelle10">
        <table:table-column table:style-name="Tabelle10.A"/>
        <table:table-column table:style-name="Tabelle10.B"/>
        <table:table-header-rows>
          <table:table-row table:style-name="Tabelle10.1">
            <table:table-cell table:style-name="Tabelle10.A1" office:value-type="string">
              <text:p text:style-name="P16">Command</text:p>
            </table:table-cell>
            <table:table-cell table:style-name="Tabelle10.B1" office:value-type="string">
              <text:p text:style-name="P16">Function</text:p>
            </table:table-cell>
          </table:table-row>
        </table:table-header-rows>
        <table:table-row table:style-name="Tabelle10.1">
          <table:table-cell table:style-name="Tabelle10.A2" office:value-type="string">
            <text:p text:style-name="P38"><text:span text:style-name="Command"><text:span text:style-name="T39">FEATURE 1 </text:span></text:span><text:span text:style-name="Command"><text:span text:style-name="T9">kickdownthreshold</text:span></text:span></text:p>
          </table:table-cell>
          <table:table-cell table:style-name="Tabelle10.B2" office:value-type="string">
            <text:p text:style-name="P39">Kickdown sensitivity (default 35, lower value = faster activation)</text:p>
          </table:table-cell>
        </table:table-row>
        <table:table-row table:style-name="Tabelle10.1">
          <table:table-cell table:style-name="Tabelle10.A2" office:value-type="string">
            <text:p text:style-name="P38"><text:span text:style-name="Command"><text:span text:style-name="T39">FEATURE 2 </text:span></text:span><text:span text:style-name="Command"><text:span text:style-name="T9">kickdowncompensation</text:span></text:span></text:p>
          </table:table-cell>
          <table:table-cell table:style-name="Tabelle10.B2" office:value-type="string">
            <text:p text:style-name="P39">Kickdown pedal compensation point (default 120)</text:p>
          </table:table-cell>
        </table:table-row>
        <table:table-row table:style-name="Tabelle10.1">
          <table:table-cell table:style-name="Tabelle10.A2" office:value-type="string">
            <text:p text:style-name="P142"><text:span text:style-name="Command"><text:span text:style-name="T39">FEATURE 7 </text:span></text:span><text:span text:style-name="Command"><text:span text:style-name="T23">chargepowerlevel</text:span></text:span></text:p>
          </table:table-cell>
          <table:table-cell table:style-name="Tabelle10.B2" office:value-type="string">
            <text:p text:style-name="P143">Set max charge power level (default 0 = off), level 1..6 = ~300/600/900/1200/1500/1800 W</text:p>
          </table:table-cell>
        </table:table-row>
        <table:table-row table:style-name="Tabelle10.1">
          <table:table-cell table:style-name="Tabelle10.A2" office:value-type="string">
            <text:p text:style-name="P38"><text:span text:style-name="Command"><text:span text:style-name="T39">FEATURE 8 </text:span></text:span><text:span text:style-name="Command"><text:span text:style-name="T9">gpsstreaming</text:span></text:span></text:p>
          </table:table-cell>
          <table:table-cell table:style-name="Tabelle10.B2" office:value-type="string">
            <text:list xml:id="list6786002481693297128" text:style-name="L2">
              <text:list-item>
                <text:p text:style-name="P121">0 = no location streaming, GPS log entry once per minute</text:p>
              </text:list-item>
              <text:list-item>
                <text:p text:style-name="P121">1 = location streaming every 2 seconds, GPS log entry per minute</text:p>
              </text:list-item>
              <text:list-item>
                <text:p text:style-name="P121">2 = no location streaming, GPS logging every 5 seconds</text:p>
              </text:list-item>
              <text:list-item>
                <text:p text:style-name="P121">3 = location streaming every 2 seconds, GPS logging every 5 seconds</text:p>
              </text:list-item>
            </text:list>
            <text:p text:style-name="P103">If you don't need App streaming, mode 0 is perfect for normal resolution tracks, and mode 2 is perfect for high resolution track logging.</text:p>
          </table:table-cell>
        </table:table-row>
        <table:table-row table:style-name="Tabelle10.1">
          <table:table-cell table:style-name="Tabelle10.A2" office:value-type="string">
            <text:p text:style-name="P38"><text:span text:style-name="Command"><text:span text:style-name="T39">FEATURE 9 </text:span></text:span><text:span text:style-name="Command"><text:span text:style-name="T10">minsoc</text:span></text:span></text:p>
          </table:table-cell>
          <table:table-cell table:style-name="Tabelle10.B2" office:value-type="string">
            <text:p text:style-name="P40">Low SOC warning threshold (default: 0)</text:p>
          </table:table-cell>
        </table:table-row>
        <table:table-row table:style-name="Tabelle10.1">
          <table:table-cell table:style-name="Tabelle10.A2" office:value-type="string">
            <text:p text:style-name="P38"><text:span text:style-name="Command"><text:span text:style-name="T39">FEATURE 10 </text:span></text:span><text:span text:style-name="Command"><text:span text:style-name="T10">sufficientsoc</text:span></text:span></text:p>
          </table:table-cell>
          <table:table-cell table:style-name="Tabelle10.B2" office:value-type="string">
            <text:p text:style-name="P40"><text:bookmark-start text:name="__DdeLink__13140_1506033356"/>Charge notification by SOC<text:bookmark-end text:name="__DdeLink__13140_1506033356"/> (in %)</text:p>
          </table:table-cell>
        </table:table-row>
        <text:soft-page-break/>
        <table:table-row table:style-name="Tabelle10.1">
          <table:table-cell table:style-name="Tabelle10.A2" office:value-type="string">
            <text:p text:style-name="P38"><text:span text:style-name="Command"><text:span text:style-name="T39">FEATURE 11 </text:span></text:span><text:span text:style-name="Command"><text:span text:style-name="T10">sufficientrange</text:span></text:span></text:p>
          </table:table-cell>
          <table:table-cell table:style-name="Tabelle10.B2" office:value-type="string">
            <text:p text:style-name="P40">Charge notification by range (in user unit)</text:p>
          </table:table-cell>
        </table:table-row>
        <table:table-row table:style-name="Tabelle10.1">
          <table:table-cell table:style-name="Tabelle10.A2" office:value-type="string">
            <text:p text:style-name="P38"><text:span text:style-name="Command"><text:span text:style-name="T39">FEATURE 12 </text:span></text:span><text:span text:style-name="Command"><text:span text:style-name="T10">maxrange</text:span></text:span></text:p>
          </table:table-cell>
          <table:table-cell table:style-name="Tabelle10.B2" office:value-type="string">
            <text:p text:style-name="P40">Range (in user units) at 100% SOC &amp; 20 °C</text:p>
          </table:table-cell>
        </table:table-row>
        <table:table-row table:style-name="Tabelle10.1">
          <table:table-cell table:style-name="Tabelle10.A2" office:value-type="string">
            <text:p text:style-name="P38"><text:span text:style-name="Command"><text:span text:style-name="T39">FEATURE 13 </text:span></text:span><text:span text:style-name="Command"><text:span text:style-name="T9">battery</text:span></text:span><text:span text:style-name="Command"><text:span text:style-name="T10">capacity</text:span></text:span></text:p>
          </table:table-cell>
          <table:table-cell table:style-name="Tabelle10.B2" office:value-type="string">
            <text:p text:style-name="P40">Running average (last 10 charges) capacity value (percentage), 0 = clear</text:p>
            <text:p text:style-name="P42">Note: shown as integer, but stored as float</text:p>
          </table:table-cell>
        </table:table-row>
        <table:table-row table:style-name="Tabelle10.1">
          <table:table-cell table:style-name="Tabelle10.A2" office:value-type="string">
            <text:p text:style-name="P38"><text:span text:style-name="Command"><text:span text:style-name="T39">FEATURE 14 </text:span></text:span><text:span text:style-name="Command"><text:span text:style-name="T9">communication</text:span></text:span><text:span text:style-name="Command"><text:span text:style-name="T10">flags</text:span></text:span></text:p>
          </table:table-cell>
          <table:table-cell table:style-name="Tabelle10.B2" office:value-type="string">
            <text:p text:style-name="P40">Communication control: add...</text:p>
            <text:list xml:id="list154204677089285200" text:style-name="L3">
              <text:list-item>
                <text:p text:style-name="P140">2 = suppress "Access Denied" SMS</text:p>
              </text:list-item>
              <text:list-item>
                <text:p text:style-name="P140">4 = suppress all outbound SMS</text:p>
              </text:list-item>
              <text:list-item>
                <text:p text:style-name="P140">8 = suppress vehicle alerts</text:p>
              </text:list-item>
              <text:list-item>
                <text:p text:style-name="P140">16 = suppress vehicle info notifies</text:p>
              </text:list-item>
              <text:list-item>
                <text:p text:style-name="P140">32 = suppress times in SMS responses</text:p>
              </text:list-item>
              <text:list-item>
                <text:p text:style-name="P140">64 = send charge start notifications</text:p>
              </text:list-item>
            </text:list>
          </table:table-cell>
        </table:table-row>
        <table:table-row table:style-name="Tabelle10.1">
          <table:table-cell table:style-name="Tabelle10.A2" office:value-type="string">
            <text:p text:style-name="P38"><text:span text:style-name="Command"><text:span text:style-name="T39">FEATURE 15 </text:span></text:span><text:span text:style-name="Command"><text:span text:style-name="T10">canbusflags</text:span></text:span></text:p>
          </table:table-cell>
          <table:table-cell table:style-name="Tabelle10.B2" office:value-type="string">
            <text:p text:style-name="P40">CAN bus access control: add…</text:p>
            <text:list xml:id="list4090664667498736519" text:style-name="L4">
              <text:list-item>
                <text:p text:style-name="P141">1 = enable CAN write access</text:p>
              </text:list-item>
              <text:list-item>
                <text:p text:style-name="P141">2 = disable emergency CFG RESET</text:p>
              </text:list-item>
              <text:list-item>
                <text:p text:style-name="P141">4 = disable kickdown</text:p>
              </text:list-item>
              <text:list-item>
                <text:p text:style-name="P141">8 = disable auto power adjustment</text:p>
              </text:list-item>
            </text:list>
          </table:table-cell>
        </table:table-row>
      </table:table>
      <text:p text:style-name="P120"/>
      <text:h text:style-name="P128" text:outline-level="2"><text:bookmark-start text:name="__RefHeading___Toc19677_1506033356"/><text:span text:style-name="T41">Twizy</text:span> status<text:bookmark-end text:name="__RefHeading___Toc19677_1506033356"/></text:h>
      <text:p text:style-name="P9"/>
      <table:table table:name="Tabelle7" table:style-name="Tabelle7">
        <table:table-column table:style-name="Tabelle7.A"/>
        <table:table-column table:style-name="Tabelle7.B"/>
        <table:table-header-rows>
          <table:table-row table:style-name="Tabelle7.1">
            <table:table-cell table:style-name="Tabelle7.A1" office:value-type="string">
              <text:p text:style-name="P14">Command</text:p>
            </table:table-cell>
            <table:table-cell table:style-name="Tabelle7.B1" office:value-type="string">
              <text:p text:style-name="P14">Function</text:p>
            </table:table-cell>
          </table:table-row>
        </table:table-header-rows>
        <table:table-row table:style-name="Tabelle7.1">
          <table:table-cell table:style-name="Tabelle7.A2" office:value-type="string">
            <text:p text:style-name="P24"><text:span text:style-name="Command"><text:span text:style-name="T28">STAT</text:span></text:span><text:span text:style-name="Command"><text:span text:style-name="T25">?</text:span></text:span></text:p>
          </table:table-cell>
          <table:table-cell table:style-name="Tabelle7.B2" office:value-type="string">
            <text:p text:style-name="P25">Query <text:span text:style-name="T40">battery state of charge (SOC) and capacity, range, charge status, odometer</text:span></text:p>
          </table:table-cell>
        </table:table-row>
        <table:table-row table:style-name="Tabelle7.1">
          <table:table-cell table:style-name="Tabelle7.A2" office:value-type="string">
            <text:p text:style-name="P24"><text:span text:style-name="Command"><text:span text:style-name="T28">GPS</text:span></text:span><text:span text:style-name="Command"><text:span text:style-name="T25">?</text:span></text:span></text:p>
          </table:table-cell>
          <table:table-cell table:style-name="Tabelle7.B2" office:value-type="string">
            <text:p text:style-name="P25">Query <text:span text:style-name="T40">GPS position</text:span></text:p>
          </table:table-cell>
        </table:table-row>
        <table:table-row table:style-name="Tabelle7.1">
          <table:table-cell table:style-name="Tabelle7.A2" office:value-type="string">
            <text:p text:style-name="P24"><text:span text:style-name="Command"><text:span text:style-name="T28">TEMPS</text:span></text:span><text:span text:style-name="Command"><text:span text:style-name="T25">?</text:span></text:span></text:p>
          </table:table-cell>
          <table:table-cell table:style-name="Tabelle7.B2" office:value-type="string">
            <text:p text:style-name="P25">Query <text:span text:style-name="T40">temperatures</text:span></text:p>
          </table:table-cell>
        </table:table-row>
        <table:table-row table:style-name="Tabelle7.1">
          <table:table-cell table:style-name="Tabelle7.A2" office:value-type="string">
            <text:p text:style-name="P47"><text:span text:style-name="Command"><text:span text:style-name="T28">CA?</text:span></text:span></text:p>
          </table:table-cell>
          <table:table-cell table:style-name="Tabelle7.B2" office:value-type="string">
            <text:p text:style-name="P25">Query <text:span text:style-name="T40">charge alert setup (features 10+11), charge status &amp; charge time estimations for alerts and full charge</text:span></text:p>
          </table:table-cell>
        </table:table-row>
        <table:table-row table:style-name="Tabelle7.1">
          <table:table-cell table:style-name="Tabelle7.A2" office:value-type="string">
            <text:p text:style-name="P48"><text:span text:style-name="Command"><text:span text:style-name="T29">RANGE?</text:span></text:span></text:p>
          </table:table-cell>
          <table:table-cell table:style-name="Tabelle7.B2" office:value-type="string">
            <text:p text:style-name="P49">Query max range setting in user units (feature 12)</text:p>
          </table:table-cell>
        </table:table-row>
        <table:table-row table:style-name="Tabelle7.1">
          <table:table-cell table:style-name="Tabelle7.A2" office:value-type="string">
            <text:p text:style-name="P48"><text:span text:style-name="Command"><text:span text:style-name="T41">POWER</text:span></text:span></text:p>
          </table:table-cell>
          <table:table-cell table:style-name="Tabelle7.B2" office:value-type="string">
            <text:p text:style-name="P49">Show power efficiency (trip report)</text:p>
          </table:table-cell>
        </table:table-row>
        <table:table-row table:style-name="Tabelle7.1">
          <table:table-cell table:style-name="Tabelle7.A2" office:value-type="string">
            <text:p text:style-name="P48"><text:span text:style-name="Command"><text:span text:style-name="T41">POWER T</text:span></text:span></text:p>
          </table:table-cell>
          <table:table-cell table:style-name="Tabelle7.B2" office:value-type="string">
            <text:p text:style-name="P49">Show power usage sums</text:p>
          </table:table-cell>
        </table:table-row>
        <table:table-row table:style-name="Tabelle7.1">
          <table:table-cell table:style-name="Tabelle7.A2" office:value-type="string">
            <text:p text:style-name="Preformatted_20_Text"><text:span text:style-name="Command">BATT</text:span></text:p>
          </table:table-cell>
          <table:table-cell table:style-name="Tabelle7.B2" office:value-type="string">
            <text:p text:style-name="P48"><text:span text:style-name="T41">Show battery </text:span>alert and watch status</text:p>
          </table:table-cell>
        </table:table-row>
        <table:table-row table:style-name="Tabelle7.1">
          <table:table-cell table:style-name="Tabelle7.A2" office:value-type="string">
            <text:p text:style-name="Preformatted_20_Text"><text:span text:style-name="Command">BATT V</text:span></text:p>
          </table:table-cell>
          <table:table-cell table:style-name="Tabelle7.B2" office:value-type="string">
            <text:p text:style-name="P48"><text:span text:style-name="T41">Show battery </text:span>voltage levels</text:p>
          </table:table-cell>
        </table:table-row>
        <table:table-row table:style-name="Tabelle7.1">
          <table:table-cell table:style-name="Tabelle7.A2" office:value-type="string">
            <text:p text:style-name="Preformatted_20_Text"><text:span text:style-name="Command">BATT VD</text:span></text:p>
          </table:table-cell>
          <table:table-cell table:style-name="Tabelle7.B2" office:value-type="string">
            <text:p text:style-name="P48"><text:span text:style-name="T41">Show battery cell </text:span>voltage deviations</text:p>
          </table:table-cell>
        </table:table-row>
        <table:table-row table:style-name="Tabelle7.1">
          <table:table-cell table:style-name="Tabelle7.A2" office:value-type="string">
            <text:p text:style-name="Preformatted_20_Text"><text:span text:style-name="Command">BATT T</text:span></text:p>
          </table:table-cell>
          <table:table-cell table:style-name="Tabelle7.B2" office:value-type="string">
            <text:p text:style-name="Table_20_Contents"><text:span text:style-name="T41">Show battery </text:span>temperatures</text:p>
          </table:table-cell>
        </table:table-row>
        <table:table-row table:style-name="Tabelle7.1">
          <table:table-cell table:style-name="Tabelle7.A2" office:value-type="string">
            <text:p text:style-name="Preformatted_20_Text"><text:span text:style-name="Command">BATT TD</text:span></text:p>
          </table:table-cell>
          <table:table-cell table:style-name="Tabelle7.B2" office:value-type="string">
            <text:p text:style-name="Table_20_Contents"><text:span text:style-name="T41">Show battery module </text:span>temperature deviations</text:p>
          </table:table-cell>
        </table:table-row>
      </table:table>
      <text:p text:style-name="P9"><text:soft-page-break/></text:p>
      <text:h text:style-name="P129" text:outline-level="2"><text:bookmark-start text:name="__RefHeading___Toc19679_1506033356"/><text:span text:style-name="T76">SEVCON tuning</text:span><text:bookmark-end text:name="__RefHeading___Toc19679_1506033356"/></text:h>
      <text:p text:style-name="P105"><text:span text:style-name="T53">Notes</text:span>:</text:p>
      <text:list xml:id="list752472489809626447" text:style-name="L5">
        <text:list-item>
          <text:p text:style-name="P117"><text:span text:style-name="T51">Y</text:span>ou need to enable CAN write access (<text:span text:style-name="Command"><text:span text:style-name="T39">FEATURE 15 </text:span></text:span><text:span text:style-name="Command">1</text:span>).</text:p>
        </text:list-item>
        <text:list-item>
          <text:p text:style-name="P118">Some commands use the STOP mode, the Twizy may signal that and beep, that's normal.</text:p>
        </text:list-item>
        <text:list-item>
          <text:p text:style-name="P118">If stuck in STOP mode, restart Twizy without entering GO, wait for 10-15 seconds.</text:p>
        </text:list-item>
        <text:list-item>
          <text:p text:style-name="P119">3 successive CAN bus errors (<text:span text:style-name="T80">for example</text:span> pushing button D/N/R before GO) will cause an emergency CFG RESET. If your Twizy has a component problem or is used by inexperienced drivers, you may <text:span text:style-name="T80">want to </text:span>disable this by <text:span text:style-name="Command"><text:span text:style-name="T39">FEATURE 15 3</text:span></text:span>.</text:p>
        </text:list-item>
      </text:list>
      <text:p text:style-name="P10"/>
      <text:h text:style-name="P134" text:outline-level="3"><text:bookmark-start text:name="__RefHeading___Toc19681_1506033356"/>Macro settings<text:bookmark-end text:name="__RefHeading___Toc19681_1506033356"/></text:h>
      <text:p text:style-name="P106">Macro commands automate the tuning process and can easily be reset.</text:p>
      <table:table table:name="Tabelle2" table:style-name="Tabelle2">
        <table:table-column table:style-name="Tabelle2.A"/>
        <table:table-column table:style-name="Tabelle2.B"/>
        <table:table-header-rows>
          <table:table-row table:style-name="Tabelle2.1">
            <table:table-cell table:style-name="Tabelle2.A1" office:value-type="string">
              <text:p text:style-name="P13">Command</text:p>
            </table:table-cell>
            <table:table-cell table:style-name="Tabelle2.B1" office:value-type="string">
              <text:p text:style-name="P13">Function</text:p>
            </table:table-cell>
          </table:table-row>
        </table:table-header-rows>
        <table:table-row table:style-name="Tabelle2.1">
          <table:table-cell table:style-name="Tabelle2.A2" office:value-type="string">
            <text:p text:style-name="P83"><text:span text:style-name="Command"><text:span text:style-name="T43">CFG SPEED </text:span></text:span><text:span text:style-name="Command"><text:span text:style-name="T13">max_kph</text:span></text:span><text:span text:style-name="Command"><text:span text:style-name="T43"> </text:span></text:span><text:span text:style-name="Command"><text:span text:style-name="T13">warn_kph</text:span></text:span></text:p>
          </table:table-cell>
          <table:table-cell table:style-name="Tabelle2.B2" office:value-type="string">
            <text:p text:style-name="P52">Set speed limit and warn level.</text:p>
            <text:p text:style-name="P53">max_kph: 6..111, default 80 <text:span text:style-name="T44">(T45: 45)</text:span></text:p>
            <text:p text:style-name="P53">warn_kph: 6..111, default 89 (T45: 56)</text:p>
            <text:p text:style-name="P63"><text:span text:style-name="T4">N</text:span><text:span text:style-name="T12">ote</text:span><text:span text:style-name="T4">: </text:span><text:span text:style-name="T12">needs ON before GO</text:span></text:p>
          </table:table-cell>
        </table:table-row>
        <table:table-row table:style-name="Tabelle2.1">
          <table:table-cell table:style-name="Tabelle2.A2" office:value-type="string">
            <text:p text:style-name="P84">CFG <text:span text:style-name="T45">POWER</text:span> <text:span text:style-name="T14">torque</text:span><text:span text:style-name="T4"> </text:span><text:span text:style-name="T14">power_low power_high current</text:span></text:p>
          </table:table-cell>
          <table:table-cell table:style-name="Tabelle2.B2" office:value-type="string">
            <text:p text:style-name="P55">Set torque, <text:span text:style-name="T50">power and current levels. </text:span><text:span text:style-name="T54">With current</text:span><text:span text:style-name="T50">:</text:span></text:p>
            <text:p text:style-name="P54"><text:span text:style-name="T46">torque</text:span>: 10..<text:span text:style-name="T47">254 (%)</text:span>, default <text:span text:style-name="T45">100</text:span></text:p>
            <text:p text:style-name="P57">power<text:span text:style-name="T45">_low</text:span>: 10..<text:span text:style-name="T47">254 (%)</text:span>, default 100</text:p>
            <text:p text:style-name="P57">power<text:span text:style-name="T45">_high</text:span>: 10..<text:span text:style-name="T47">254 (%)</text:span>, default 100</text:p>
            <text:p text:style-name="P56">current: 10..123 (%), default none</text:p>
            <text:p text:style-name="P64"><text:span text:style-name="T4">N</text:span><text:span text:style-name="T12">ote</text:span><text:span text:style-name="T4">: </text:span><text:span text:style-name="T12">needs ON before GO</text:span></text:p>
          </table:table-cell>
        </table:table-row>
        <table:table-row table:style-name="Tabelle2.1">
          <table:table-cell table:style-name="Tabelle2.A2" office:value-type="string">
            <text:p text:style-name="P87">CFG DRIVE <text:span text:style-name="T4">power</text:span><text:span text:style-name="T12">level</text:span><text:span text:style-name="T4"> <text:s/>autopower_ref autopower_min kickdown_threshold kickdown_comp</text:span><text:span text:style-name="T12">ensation</text:span></text:p>
          </table:table-cell>
          <table:table-cell table:style-name="Tabelle2.B2" office:value-type="string">
            <text:p text:style-name="P53">Set <text:span text:style-name="T51">drive </text:span>power level, optional auto power adjustment and kickdown parameters.</text:p>
            <text:p text:style-name="P58"><text:bookmark-start text:name="__DdeLink__6694_708257787"/><text:span text:style-name="T48">power</text:span><text:bookmark-end text:name="__DdeLink__6694_708257787"/><text:span text:style-name="T48">level: 10..100 (%), default 100</text:span></text:p>
            <text:p text:style-name="P59"><text:bookmark-start text:name="__DdeLink__6696_708257787"/>autopower_ref: 0..250 <text:span text:style-name="T51">(100 W)</text:span>, default 0/-1=off</text:p>
            <text:p text:style-name="P60"><text:span text:style-name="T49">auto</text:span><text:bookmark-start text:name="__DdeLink__6694_7082577871"/><text:span text:style-name="T49">power</text:span><text:bookmark-end text:name="__DdeLink__6694_7082577871"/><text:span text:style-name="T49">_min: 0..100 (%), default 0/-1=none</text:span></text:p>
            <text:p text:style-name="P61"><text:bookmark-end text:name="__DdeLink__6696_708257787"/>kickdown_threshold: 0..250, default 35 (= Feature #1)</text:p>
            <text:p text:style-name="P62">kickdown_comp<text:span text:style-name="T51">ensation</text:span>: 0..250, default 120 (= Feature #2)</text:p>
          </table:table-cell>
        </table:table-row>
        <table:table-row table:style-name="Tabelle2.1">
          <table:table-cell table:style-name="Tabelle2.A2" office:value-type="string">
            <text:p text:style-name="P87">CFG RECUP <text:span text:style-name="T4">neutral brake autopower_ref autopower_min</text:span></text:p>
          </table:table-cell>
          <table:table-cell table:style-name="Tabelle2.B2" office:value-type="string">
            <text:p text:style-name="P55">Set recuperation power levels, optional auto power adjustment.</text:p>
            <text:p text:style-name="P53">neutral: 0..100 <text:span text:style-name="T51">(%)</text:span>, default 18 <text:span text:style-name="T44">(T45: 21)</text:span></text:p>
            <text:p text:style-name="P53">brake: 0..100 <text:span text:style-name="T51">(%)</text:span>, default = neutral%</text:p>
            <text:p text:style-name="P59">autopower_ref: 0..250 <text:span text:style-name="T51">(100 W)</text:span>, default 0/-1=off</text:p>
            <text:p text:style-name="P60"><text:span text:style-name="T49">auto</text:span><text:bookmark-start text:name="__DdeLink__6694_70825778711"/><text:span text:style-name="T49">power</text:span><text:bookmark-end text:name="__DdeLink__6694_70825778711"/><text:span text:style-name="T49">_min: 0..100 (%), default 0/-1=none</text:span></text:p>
          </table:table-cell>
        </table:table-row>
        <table:table-row table:style-name="Tabelle2.1">
          <table:table-cell table:style-name="Tabelle2.A2" office:value-type="string">
            <text:p text:style-name="P89"><text:span text:style-name="T52">CFG RAMPS </text:span><text:span text:style-name="T15">start accel decel neutral brake</text:span></text:p>
          </table:table-cell>
          <table:table-cell table:style-name="Tabelle2.B2" office:value-type="string">
            <text:p text:style-name="P63">Set rates of torque demand changes (higher means faster).</text:p>
            <text:p text:style-name="P65">start: 1..<text:span text:style-name="T58">25</text:span>0 <text:span text:style-name="T55">(</text:span><text:span text:style-name="T56">‰</text:span><text:span text:style-name="T57">)</text:span>, default 4<text:span text:style-name="T58">0</text:span> <text:span text:style-name="T44">(T45: 30)</text:span></text:p>
            <text:p text:style-name="P63">accel: 1..100 <text:span text:style-name="T55">(%)</text:span>, default 25 <text:span text:style-name="T44">(T45: 21)</text:span></text:p>
            <text:p text:style-name="P63">decel: 0..100 <text:span text:style-name="T55">(%)</text:span>, default 20</text:p>
            <text:p text:style-name="P63">neutral: 0..100 <text:span text:style-name="T55">(%)</text:span>, default 40</text:p>
            <text:p text:style-name="P63">brake: 0..100 <text:span text:style-name="T55">(%)</text:span>, default 40</text:p>
          </table:table-cell>
        </table:table-row>
        <text:soft-page-break/>
        <table:table-row table:style-name="Tabelle2.1">
          <table:table-cell table:style-name="Tabelle2.A2" office:value-type="string">
            <text:p text:style-name="P86">CFG RAMPL <text:span text:style-name="T4">accel </text:span><text:span text:style-name="T16">d</text:span><text:span text:style-name="T4">ecel</text:span></text:p>
          </table:table-cell>
          <table:table-cell table:style-name="Tabelle2.B2" office:value-type="string">
            <text:p text:style-name="P63">Set <text:span text:style-name="T59">rpm change limits for ramps</text:span>.</text:p>
            <text:p text:style-name="P63">accel: 1..100 <text:span text:style-name="T55">(%)</text:span>, default <text:span text:style-name="T59">30 = 6000 rpm/s</text:span></text:p>
            <text:p text:style-name="P63">decel: 0..100 <text:span text:style-name="T55">(%)</text:span>, default <text:span text:style-name="T59">3</text:span>0 <text:span text:style-name="T59">= 6000 rpm/s</text:span></text:p>
          </table:table-cell>
        </table:table-row>
        <table:table-row table:style-name="Tabelle2.1">
          <table:table-cell table:style-name="Tabelle2.A2" office:value-type="string">
            <text:p text:style-name="P90">CFG SMOOTH <text:span text:style-name="T4">level</text:span></text:p>
          </table:table-cell>
          <table:table-cell table:style-name="Tabelle2.B2" office:value-type="string">
            <text:p text:style-name="P63">Set smoothing level.</text:p>
            <text:p text:style-name="P63">level: 0..100 <text:span text:style-name="T55">(%)</text:span>, default 70</text:p>
          </table:table-cell>
        </table:table-row>
        <table:table-row table:style-name="Tabelle2.1">
          <table:table-cell table:style-name="Tabelle2.A2" office:value-type="string">
            <text:p text:style-name="P86">CFG TSMAP <text:span text:style-name="T16">map</text:span><text:span text:style-name="T4"> t</text:span><text:span text:style-name="T16">rq</text:span><text:span text:style-name="T4">1@s</text:span><text:span text:style-name="T16">pd</text:span><text:span text:style-name="T4">1 t</text:span><text:span text:style-name="T16">rq</text:span><text:span text:style-name="T4">2@s</text:span><text:span text:style-name="T16">pd</text:span><text:span text:style-name="T4">2 t</text:span><text:span text:style-name="T16">rq</text:span><text:span text:style-name="T4">3@s</text:span><text:span text:style-name="T16">pd</text:span><text:span text:style-name="T4">3 t</text:span><text:span text:style-name="T16">rq</text:span><text:span text:style-name="T4">4@s</text:span><text:span text:style-name="T16">pd</text:span><text:span text:style-name="T4">4</text:span></text:p>
          </table:table-cell>
          <table:table-cell table:style-name="Tabelle2.B2" office:value-type="string">
            <text:p text:style-name="P68">Change <text:span text:style-name="T55">torque/speed maps.</text:span></text:p>
            <text:p text:style-name="P68"><text:span text:style-name="T55">map: </text:span>D = Drive, N = Neutral braking, B = Footbraking</text:p>
            <text:p text:style-name="P69">t<text:span text:style-name="T55">rq1..4</text:span>: <text:span text:style-name="T55">torque 0..100 (%)</text:span></text:p>
            <text:p text:style-name="P69"><text:span text:style-name="T55">spd1..4: speed 0..120 (</text:span>kph<text:span text:style-name="T55">)</text:span></text:p>
            <text:p text:style-name="P70">Defaults:</text:p>
            <text:p text:style-name="P70">D: 100@33 100@39 100@50 100@66</text:p>
            <text:p text:style-name="P70">N,B: 100@33 80@39 50@50 20@66</text:p>
            <text:p text:style-name="P66"><text:span text:style-name="T4">N</text:span><text:span text:style-name="T12">ote</text:span><text:span text:style-name="T4">: </text:span><text:span text:style-name="T12">needs ON before GO</text:span></text:p>
          </table:table-cell>
        </table:table-row>
        <table:table-row table:style-name="Tabelle2.1">
          <table:table-cell table:style-name="Tabelle2.A2" office:value-type="string">
            <text:p text:style-name="P92">CFG RESET</text:p>
          </table:table-cell>
          <table:table-cell table:style-name="Tabelle2.B2" office:value-type="string">
            <text:p text:style-name="P66">Reset all macro <text:span text:style-name="T61">settings </text:span>to <text:span text:style-name="T62">their </text:span>default <text:span text:style-name="T62">values.</text:span></text:p>
            <text:p text:style-name="P66"><text:span text:style-name="T4">N</text:span><text:span text:style-name="T12">ote</text:span><text:span text:style-name="T4">: </text:span><text:span text:style-name="T12">needs ON before GO </text:span><text:span text:style-name="T17">(else partial)</text:span></text:p>
          </table:table-cell>
        </table:table-row>
        <table:table-row table:style-name="Tabelle2.1">
          <table:table-cell table:style-name="Tabelle2.A2" office:value-type="string">
            <text:p text:style-name="P91">CFG <text:span text:style-name="T63">CLEAR</text:span></text:p>
          </table:table-cell>
          <table:table-cell table:style-name="Tabelle2.B2" office:value-type="string">
            <text:p text:style-name="P71"><text:span text:style-name="T60">C</text:span>lear the SEVCON fault <text:span text:style-name="T60">&amp; min/max </text:span>logs.</text:p>
          </table:table-cell>
        </table:table-row>
      </table:table>
      <text:p text:style-name="Text_20_body"/>
      <text:h text:style-name="P135" text:outline-level="3"><text:bookmark-start text:name="__RefHeading___Toc19683_1506033356"/>Profile management<text:bookmark-end text:name="__RefHeading___Toc19683_1506033356"/></text:h>
      <text:p text:style-name="P11">A profile stores a combination of macro settings and can be loaded by command (or by button if using a SimpleConsole). The OVMS can store 3 custom profiles in EEPROM plus the current SEVCON working set in RAM.</text:p>
      <text:p text:style-name="P4"/>
      <table:table table:name="Tabelle3" table:style-name="Tabelle3">
        <table:table-column table:style-name="Tabelle3.A"/>
        <table:table-column table:style-name="Tabelle3.B"/>
        <table:table-header-rows>
          <table:table-row table:style-name="Tabelle3.1">
            <table:table-cell table:style-name="Tabelle3.A1" office:value-type="string">
              <text:p text:style-name="P13">Command</text:p>
            </table:table-cell>
            <table:table-cell table:style-name="Tabelle3.B1" office:value-type="string">
              <text:p text:style-name="P13">Function</text:p>
            </table:table-cell>
          </table:table-row>
        </table:table-header-rows>
        <table:table-row table:style-name="Tabelle3.1">
          <table:table-cell table:style-name="Tabelle3.A2" office:value-type="string">
            <text:p text:style-name="P97">CFG INFO </text:p>
          </table:table-cell>
          <table:table-cell table:style-name="Tabelle3.B2" office:value-type="string">
            <text:p text:style-name="P73">Output currently active profile slot# and working set parameters for these commands:</text:p>
            <text:p text:style-name="P73">SPEED, POWER, DRIVE, RECUP, RAMPS, SMOOTH</text:p>
          </table:table-cell>
        </table:table-row>
        <table:table-row table:style-name="Tabelle3.1">
          <table:table-cell table:style-name="Tabelle3.A2" office:value-type="string">
            <text:p text:style-name="P93"><text:span text:style-name="Command"><text:span text:style-name="T43">CFG SAVE </text:span></text:span><text:span text:style-name="Command"><text:span text:style-name="T13">slot</text:span></text:span></text:p>
          </table:table-cell>
          <table:table-cell table:style-name="Tabelle3.B2" office:value-type="string">
            <text:p text:style-name="P72">Save the current working set into an EEPROM slot.</text:p>
            <text:p text:style-name="P73">slot: 1..3</text:p>
          </table:table-cell>
        </table:table-row>
        <table:table-row table:style-name="Tabelle3.1">
          <table:table-cell table:style-name="Tabelle3.A2" office:value-type="string">
            <text:p text:style-name="P94"><text:span text:style-name="Command"><text:span text:style-name="T43">CFG LOAD </text:span></text:span><text:span text:style-name="Command"><text:span text:style-name="T13">slot</text:span></text:span></text:p>
          </table:table-cell>
          <table:table-cell table:style-name="Tabelle3.B2" office:value-type="string">
            <text:p text:style-name="P73">Load a profile slot into the current working set.</text:p>
            <text:p text:style-name="P73">slot: 0..3, 0=factory default config, 1..3=custom profile</text:p>
          </table:table-cell>
        </table:table-row>
        <table:table-row table:style-name="Tabelle3.1">
          <table:table-cell table:style-name="Tabelle3.A2" office:value-type="string">
            <text:p text:style-name="P96">CFG RESET <text:span text:style-name="Command"><text:span text:style-name="T13">slot</text:span></text:span></text:p>
          </table:table-cell>
          <table:table-cell table:style-name="Tabelle3.B2" office:value-type="string">
            <text:p text:style-name="P76">Reset a profile slot to the default values.</text:p>
            <text:p text:style-name="P74">slot: 1..3: reset EEPROM profile directly</text:p>
            <text:p text:style-name="P75">...else: <text:span text:style-name="T64">res</text:span>et working set</text:p>
          </table:table-cell>
        </table:table-row>
        <table:table-row table:style-name="Tabelle3.1">
          <table:table-cell table:style-name="Tabelle3.A2" office:value-type="string">
            <text:p text:style-name="P95">CFG <text:span text:style-name="T65">G</text:span>ET <text:span text:style-name="T18">slot</text:span></text:p>
          </table:table-cell>
          <table:table-cell table:style-name="Tabelle3.B2" office:value-type="string">
            <text:p text:style-name="P75">Get (download) a complete profile base64 encoded.</text:p>
            <text:p text:style-name="P75">slot: 1..3: get EEPROM profile directly</text:p>
            <text:p text:style-name="P74">...else: get working set</text:p>
          </table:table-cell>
        </table:table-row>
        <table:table-row table:style-name="Tabelle3.1">
          <table:table-cell table:style-name="Tabelle3.A2" office:value-type="string">
            <text:p text:style-name="P96">CFG SET <text:span text:style-name="T18">slot</text:span><text:span text:style-name="T65"> </text:span><text:span text:style-name="T18">base64data</text:span></text:p>
          </table:table-cell>
          <table:table-cell table:style-name="Tabelle3.B2" office:value-type="string">
            <text:p text:style-name="P74">Set (upload) a complete profile from a base64 encoded string (counterpart to CFG GET).</text:p>
            <text:p text:style-name="P74">slot: 1..3: set EEPROM profile directly, no SEVCON access</text:p>
            <text:p text:style-name="P74"><text:soft-page-break/>...else: set working set &amp; try to apply changes to SEVCON</text:p>
            <text:p text:style-name="P74">base64data: encoded profile from CFG GET or cfgconv</text:p>
            <text:p text:style-name="P74">...<text:span text:style-name="T66">omit/empty = RESET profile</text:span></text:p>
          </table:table-cell>
        </table:table-row>
      </table:table>
      <text:p text:style-name="P106"/>
      <text:p text:style-name="P106"><text:span text:style-name="T53">Base64 web utilities</text:span>:</text:p>
      <text:list xml:id="list7142606928365903589" text:style-name="L6">
        <text:list-item>
          <text:p text:style-name="P122"><text:a xlink:type="simple" xlink:href="http://dexters-web.de/cfgconv" text:style-name="Internet_20_link" text:visited-style-name="Visited_20_Internet_20_Link">http://dexters-web.de/cfgconv</text:a></text:p>
        </text:list-item>
        <text:list-item>
          <text:p text:style-name="P122"><text:a xlink:type="simple" xlink:href="http://dexters-web.de/cfgedit" text:style-name="Internet_20_link" text:visited-style-name="Visited_20_Internet_20_Link">http://dexters-web.de/cfgedit</text:a></text:p>
        </text:list-item>
      </text:list>
      <text:p text:style-name="P102"/>
      <text:h text:style-name="P136" text:outline-level="3"><text:bookmark-start text:name="__RefHeading___Toc19685_1506033356"/>Temporary speed limits<text:bookmark-end text:name="__RefHeading___Toc19685_1506033356"/></text:h>
      <text:p text:style-name="P12"/>
      <table:table table:name="Tabelle5" table:style-name="Tabelle5">
        <table:table-column table:style-name="Tabelle5.A"/>
        <table:table-column table:style-name="Tabelle5.B"/>
        <table:table-header-rows>
          <table:table-row table:style-name="Tabelle5.1">
            <table:table-cell table:style-name="Tabelle5.A1" office:value-type="string">
              <text:p text:style-name="P18">Command</text:p>
            </table:table-cell>
            <table:table-cell table:style-name="Tabelle5.B1" office:value-type="string">
              <text:p text:style-name="P18">Function</text:p>
            </table:table-cell>
          </table:table-row>
        </table:table-header-rows>
        <table:table-row table:style-name="Tabelle5.1">
          <table:table-cell table:style-name="Tabelle5.A2" office:value-type="string">
            <text:p text:style-name="P99"><text:span text:style-name="Command"><text:span text:style-name="T69">LOCK </text:span></text:span><text:span text:style-name="Command"><text:span text:style-name="T20">kph</text:span></text:span></text:p>
          </table:table-cell>
          <table:table-cell table:style-name="Tabelle5.B2" office:value-type="string">
            <text:p text:style-name="P77">Immediately and persistently limit the maximum speed. If kph is lower than the default reverse speed (~10 kph), the reverse speed will also be limited.</text:p>
          </table:table-cell>
        </table:table-row>
        <table:table-row table:style-name="Tabelle5.1">
          <table:table-cell table:style-name="Tabelle5.A2" office:value-type="string">
            <text:p text:style-name="P100">UNLOCK</text:p>
          </table:table-cell>
          <table:table-cell table:style-name="Tabelle5.B2" office:value-type="string">
            <text:p text:style-name="P77">Clear the speed lock and reset maximum speed to the current profile configuration. If locked by valet mode, the valet trip length will be extended by 1 km but stay active.</text:p>
          </table:table-cell>
        </table:table-row>
        <table:table-row table:style-name="Tabelle5.1">
          <table:table-cell table:style-name="Tabelle5.A2" office:value-type="string">
            <text:p text:style-name="P100">VALET <text:span text:style-name="T4">km</text:span></text:p>
          </table:table-cell>
          <table:table-cell table:style-name="Tabelle5.B2" office:value-type="string">
            <text:p text:style-name="P77">Activate valet mode and set the allowed trip length in km. <text:span text:style-name="T76">Speed will be restricted to 6 kph when exceeding trip length.</text:span></text:p>
            <text:p text:style-name="P77">Default trip length = 1 km.</text:p>
          </table:table-cell>
        </table:table-row>
        <table:table-row table:style-name="Tabelle5.1">
          <table:table-cell table:style-name="Tabelle5.A2" office:value-type="string">
            <text:p text:style-name="P100">UNVALET</text:p>
          </table:table-cell>
          <table:table-cell table:style-name="Tabelle5.B2" office:value-type="string">
            <text:p text:style-name="P77">Clear valet mode trip length restriction. If a speed lock is currently active, also clears the lock.</text:p>
          </table:table-cell>
        </table:table-row>
      </table:table>
      <text:p text:style-name="P107"/>
      <text:p text:style-name="P102"/>
      <text:h text:style-name="P137" text:outline-level="3"><text:bookmark-start text:name="__RefHeading___Toc19687_1506033356"/>Low level access<text:bookmark-end text:name="__RefHeading___Toc19687_1506033356"/></text:h>
      <text:p text:style-name="P109">These commands provide direct access to the SEVCON configuration objects (SDO = service data object, see CANopen standard).</text:p>
      <text:p text:style-name="P113">Att: no backup, no easy reset, note values or save logs!</text:p>
      <table:table table:name="Tabelle4" table:style-name="Tabelle4">
        <table:table-column table:style-name="Tabelle4.A"/>
        <table:table-column table:style-name="Tabelle4.B"/>
        <table:table-header-rows>
          <table:table-row table:style-name="Tabelle4.1">
            <table:table-cell table:style-name="Tabelle4.A1" office:value-type="string">
              <text:p text:style-name="P13">Command</text:p>
            </table:table-cell>
            <table:table-cell table:style-name="Tabelle4.B1" office:value-type="string">
              <text:p text:style-name="P13">Function</text:p>
            </table:table-cell>
          </table:table-row>
        </table:table-header-rows>
        <table:table-row table:style-name="Tabelle4.1">
          <table:table-cell table:style-name="Tabelle4.A2" office:value-type="string">
            <text:p text:style-name="P98"><text:span text:style-name="Command"><text:span text:style-name="T43">CFG PRE</text:span></text:span></text:p>
          </table:table-cell>
          <table:table-cell table:style-name="Tabelle4.B2" office:value-type="string">
            <text:p text:style-name="P63">Enter pre-operational state (<text:span text:style-name="T70">"STOP", </text:span>needed for some <text:span text:style-name="T70">SDOs</text:span>).</text:p>
            <text:p text:style-name="P46">Note: only necessary for few SDOs; see FAQ</text:p>
          </table:table-cell>
        </table:table-row>
        <table:table-row table:style-name="Tabelle4.1">
          <table:table-cell table:style-name="Tabelle4.A2" office:value-type="string">
            <text:p text:style-name="P98"><text:span text:style-name="Command"><text:span text:style-name="T43">CFG OP</text:span></text:span></text:p>
          </table:table-cell>
          <table:table-cell table:style-name="Tabelle4.B2" office:value-type="string">
            <text:p text:style-name="P63">Enter operational state. <text:span text:style-name="T75">As an alternative, just switch the Twizy off for 2-3 seconds, then on again &amp; wait for 10-15 seconds.</text:span></text:p>
          </table:table-cell>
        </table:table-row>
        <table:table-row table:style-name="Tabelle4.1">
          <table:table-cell table:style-name="Tabelle4.A2" office:value-type="string">
            <text:p text:style-name="P85">CFG READ <text:span text:style-name="T4">index_hex subindex_hex</text:span></text:p>
          </table:table-cell>
          <table:table-cell table:style-name="Tabelle4.B2" office:value-type="string">
            <text:p text:style-name="P63">Read CANopen SDO object <text:span text:style-name="T67">numerical contents (displays hexadecimal and decimal value).</text:span></text:p>
            <text:p text:style-name="P63"><text:soft-page-break/>index_hex: SDO address (hexadecimal)</text:p>
            <text:p text:style-name="P63">subindex_hex: SDO field (hexadecimal)</text:p>
          </table:table-cell>
        </table:table-row>
        <table:table-row table:style-name="Tabelle4.1">
          <table:table-cell table:style-name="Tabelle4.A2" office:value-type="string">
            <text:p text:style-name="P85">CFG READS <text:span text:style-name="T4">index_hex subindex_hex</text:span></text:p>
          </table:table-cell>
          <table:table-cell table:style-name="Tabelle4.B2" office:value-type="string">
            <text:p text:style-name="P63">Read CANopen SDO object <text:span text:style-name="T68">string contents</text:span>.</text:p>
            <text:p text:style-name="P63">index_hex: SDO address (hexadecimal)</text:p>
            <text:p text:style-name="P67">subindex_hex: SDO field (hexadecimal)</text:p>
          </table:table-cell>
        </table:table-row>
        <table:table-row table:style-name="Tabelle4.1">
          <table:table-cell table:style-name="Tabelle4.A2" office:value-type="string">
            <text:p text:style-name="P88">CFG WRITE <text:span text:style-name="T4">index_hex subindex_hex value_dec</text:span></text:p>
          </table:table-cell>
          <table:table-cell table:style-name="Tabelle4.B2" office:value-type="string">
            <text:p text:style-name="P63">Write CANopen SDO object.</text:p>
            <text:p text:style-name="P63">index_hex: SDO address (hexadecimal)</text:p>
            <text:p text:style-name="P63">subindex_hex: SDO field (hexadecimal)</text:p>
            <text:p text:style-name="P63">value_dec: new value (decimal)</text:p>
          </table:table-cell>
        </table:table-row>
        <table:table-row table:style-name="Tabelle4.1">
          <table:table-cell table:style-name="Tabelle4.A2" office:value-type="string">
            <text:p text:style-name="P88">CFG WRITEO <text:span text:style-name="T4">index_hex subindex_hex value_dec</text:span></text:p>
          </table:table-cell>
          <table:table-cell table:style-name="Tabelle4.B2" office:value-type="string">
            <text:p text:style-name="P63">Write<text:span text:style-name="T68">-only</text:span> CANopen SDO object <text:span text:style-name="T68">(i.e. no READ before write)</text:span>.</text:p>
            <text:p text:style-name="P63">index_hex: SDO address (hexadecimal)</text:p>
            <text:p text:style-name="P63">subindex_hex: SDO field (hexadecimal)</text:p>
            <text:p text:style-name="P63">value_dec: new value (decimal)</text:p>
          </table:table-cell>
        </table:table-row>
      </table:table>
      <text:p text:style-name="P108"/>
      <text:h text:style-name="P138" text:outline-level="3"><text:bookmark-start text:name="__RefHeading___Toc19689_1506033356"/>Low level examples<text:bookmark-end text:name="__RefHeading___Toc19689_1506033356"/></text:h>
      <text:p text:style-name="P110"/>
      <table:table table:name="Tabelle6" table:style-name="Tabelle6">
        <table:table-column table:style-name="Tabelle6.A"/>
        <table:table-column table:style-name="Tabelle6.B"/>
        <table:table-header-rows>
          <table:table-row table:style-name="Tabelle6.1">
            <table:table-cell table:style-name="Tabelle6.A1" office:value-type="string">
              <text:p text:style-name="P13">Command</text:p>
            </table:table-cell>
            <table:table-cell table:style-name="Tabelle6.B1" office:value-type="string">
              <text:p text:style-name="P13">Function</text:p>
            </table:table-cell>
          </table:table-row>
        </table:table-header-rows>
        <table:table-row table:style-name="Tabelle6.1">
          <table:table-cell table:style-name="Tabelle6.A2" office:value-type="string">
            <text:p text:style-name="P19"><text:span text:style-name="Command"><text:span text:style-name="T77">CFG READS 1008 0</text:span></text:span></text:p>
          </table:table-cell>
          <table:table-cell table:style-name="Tabelle6.B2" office:value-type="string">
            <text:p text:style-name="P20">Read SEVCON firmware name (string)</text:p>
          </table:table-cell>
        </table:table-row>
        <table:table-row table:style-name="Tabelle6.1">
          <table:table-cell table:style-name="Tabelle6.A2" office:value-type="string">
            <text:p text:style-name="Table_20_Contents"><text:span text:style-name="Command"><text:span text:style-name="T77">CFG READS 100</text:span></text:span><text:span text:style-name="Command"><text:span text:style-name="T78">9</text:span></text:span><text:span text:style-name="Command"><text:span text:style-name="T77"> 0</text:span></text:span></text:p>
          </table:table-cell>
          <table:table-cell table:style-name="Tabelle6.B2" office:value-type="string">
            <text:p text:style-name="Table_20_Contents">Read SEVCON <text:span text:style-name="T76">hard</text:span>ware version <text:span text:style-name="T76">(string)</text:span></text:p>
          </table:table-cell>
        </table:table-row>
        <table:table-row table:style-name="Tabelle6.1">
          <table:table-cell table:style-name="Tabelle6.A2" office:value-type="string">
            <text:p text:style-name="Table_20_Contents"><text:span text:style-name="Command"><text:span text:style-name="T77">CFG READS 100</text:span></text:span><text:span text:style-name="Command"><text:span text:style-name="T78">A</text:span></text:span><text:span text:style-name="Command"><text:span text:style-name="T77"> 0</text:span></text:span></text:p>
          </table:table-cell>
          <table:table-cell table:style-name="Tabelle6.B2" office:value-type="string">
            <text:p text:style-name="Table_20_Contents">Read SEVCON <text:span text:style-name="T76">soft</text:span>ware version <text:span text:style-name="T76">(string)</text:span></text:p>
          </table:table-cell>
        </table:table-row>
        <table:table-row table:style-name="Tabelle6.1">
          <table:table-cell table:style-name="Tabelle6.A2" office:value-type="string">
            <text:p text:style-name="Table_20_Contents"><text:span text:style-name="Command"><text:span text:style-name="T77">CFG READ 10</text:span></text:span><text:span text:style-name="Command"><text:span text:style-name="T78">18</text:span></text:span><text:span text:style-name="Command"><text:span text:style-name="T77"> </text:span></text:span><text:span text:style-name="Command"><text:span text:style-name="T78">3</text:span></text:span></text:p>
          </table:table-cell>
          <table:table-cell table:style-name="Tabelle6.B2" office:value-type="string">
            <text:p text:style-name="Table_20_Contents">Read SEVCON <text:span text:style-name="T76">dictionary </text:span>version <text:span text:style-name="T76">(hex)</text:span></text:p>
          </table:table-cell>
        </table:table-row>
        <table:table-row table:style-name="Tabelle6.1">
          <table:table-cell table:style-name="Tabelle6.A2" office:value-type="string">
            <text:p text:style-name="P101"><text:span text:style-name="Command">CFG WRITE 4623 03 0</text:span></text:p>
          </table:table-cell>
          <table:table-cell table:style-name="Tabelle6.B2" office:value-type="string">
            <text:p text:style-name="P78">Disable battery / BMS power protection (power limiter)</text:p>
            <text:p text:style-name="P43">ATT: voids warranty on rented battery!</text:p>
            <text:p text:style-name="P44">Activate auto power on <text:span text:style-name="T71">DRIVE</text:span> &amp; RECUP to protect battery!</text:p>
          </table:table-cell>
        </table:table-row>
        <table:table-row table:style-name="Tabelle6.1">
          <table:table-cell table:style-name="Tabelle6.A2" office:value-type="string">
            <text:p text:style-name="P79"><text:span text:style-name="Command"><text:span text:style-name="T74">CFG WRITE 3813 12 5000</text:span></text:span></text:p>
          </table:table-cell>
          <table:table-cell table:style-name="Tabelle6.B2" office:value-type="string">
            <text:p text:style-name="P80">Disable SEVCON low SOC power cutback</text:p>
            <text:p text:style-name="P45">Note: BMS protection still applies unless disabled, else use auto power on DRIVE to protect battery!</text:p>
          </table:table-cell>
        </table:table-row>
        <table:table-row table:style-name="Tabelle6.8">
          <table:table-cell table:style-name="Tabelle6.A2" office:value-type="string">
            <text:p text:style-name="P81"><text:span text:style-name="Command"><text:span text:style-name="T75">CFG READ 2870 06</text:span></text:span></text:p>
          </table:table-cell>
          <table:table-cell table:style-name="Tabelle6.B2" office:value-type="string">
            <text:p text:style-name="P82">Read current BMS discharge (=drive) power limit:</text:p>
            <text:p text:style-name="P82"><draw:frame draw:style-name="fr1" draw:name="Objekt1" text:anchor-type="as-char" svg:y="-0.683cm" svg:width="3.431cm" svg:height="1.062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 table:style-name="Tabelle6.1">
          <table:table-cell table:style-name="Tabelle6.A2" office:value-type="string">
            <text:p text:style-name="P81"><text:span text:style-name="Command"><text:span text:style-name="T75">CFG READ 2870 07</text:span></text:span></text:p>
          </table:table-cell>
          <table:table-cell table:style-name="Tabelle6.B2" office:value-type="string">
            <text:p text:style-name="P82">Read current BMS charge (=recup) power limit:</text:p>
            <text:p text:style-name="P82"><draw:frame draw:style-name="fr1" draw:name="Objekt2" text:anchor-type="as-char" svg:y="-0.683cm" svg:width="4.852cm" svg:height="1.062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</table:table>
      <text:p text:style-name="P104"/>
      <text:p text:style-name="P111">See <text:span text:style-name="T74">"Twizy-SDO-List.pdf" for a selection of relevant SDOs or SEVCON DVT master dictionary spreadsheet for complete SDO list &amp; document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Arial1" svg:font-family="Arial, Helvetica, sans-serif"/>
    <style:font-face style:name="OpenSymbol" svg:font-family="OpenSymbol"/>
    <style:font-face style:name="Liberation Serif" svg:font-family="'Liberation Serif'" style:font-family-generic="roman"/>
    <style:font-face style:name="Arial3" svg:font-family="Arial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Command" style:family="text">
      <style:text-properties style:font-name="Liberation Mono" fo:font-family="'Liberation Mono'" style:font-style-name="Standard" style:font-family-generic="modern" style:font-pitch="fixed" fo:font-size="10pt" style:font-size-asian="10.5pt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196c97"/>
    </style:style>
    <style:style style:name="MP2" style:family="paragraph" style:parent-style-name="Footer">
      <style:paragraph-properties fo:padding="0.074cm" fo:border-left="none" fo:border-right="none" fo:border-top="none" fo:border-bottom="0.06pt solid #000000" style:join-border="false"/>
      <style:text-properties officeooo:paragraph-rsid="00196c97"/>
    </style:style>
    <style:style style:name="MP3" style:family="paragraph" style:parent-style-name="Footer">
      <style:text-properties officeooo:paragraph-rsid="00196c97"/>
    </style:style>
    <style:style style:name="MT1" style:family="text">
      <style:text-properties officeooo:rsid="0021e8a0"/>
    </style:style>
    <style:style style:name="MT2" style:family="text">
      <style:text-properties officeooo:rsid="0042a1c4"/>
    </style:style>
    <style:style style:name="MT3" style:family="text">
      <style:text-properties officeooo:rsid="0069e8d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OVMS<text:span text:style-name="MT1">: Twizy command overview</text:span><text:tab/><text:tab/>201<text:span text:style-name="MT2">6</text:span>/<text:span text:style-name="MT3">11</text:span>/<text:span text:style-name="MT3">24</text:span></text:p>
      </style:header>
      <style:footer>
        <text:p text:style-name="MP2"/>
        <text:p text:style-name="MP3"><text:tab/><text:page-number text:select-page="current">8</text:page-number> / 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Balzer</meta:initial-creator>
    <meta:creation-date>2014-11-08T14:20:55</meta:creation-date>
    <dc:date>2016-11-24T19:51:30.181372390</dc:date>
    <meta:editing-duration>P1DT15H46M43S</meta:editing-duration>
    <meta:editing-cycles>60</meta:editing-cycles>
    <meta:generator>LibreOffice/5.1.5.2$Linux_X86_64 LibreOffice_project/10m0$Build-2</meta:generator>
    <dc:creator>Michael Balzer</dc:creator>
    <meta:document-statistic meta:table-count="11" meta:image-count="0" meta:object-count="2" meta:page-count="8" meta:paragraph-count="306" meta:word-count="1779" meta:character-count="10901" meta:non-whitespace-character-count="9448"/>
  </office:meta>
</office:document-meta>
</file>

<file path=Object 1/content.xml><?xml version="1.0" encoding="utf-8"?>
<math xmlns="http://www.w3.org/1998/Math/MathML" display="block">
  <semantics>
    <mrow>
      <msub>
        <mi mathvariant="italic">power</mi>
        <mi mathvariant="italic">kW</mi>
      </msub>
      <mo stretchy="false">=</mo>
      <mfrac>
        <msub>
          <mi mathvariant="italic">value</mi>
          <mi mathvariant="italic">dec</mi>
        </msub>
        <mn>256</mn>
      </mfrac>
    </mrow>
    <annotation encoding="StarMath 5.0">power_kW = {value_dec} over {256} </annotation>
  </semantics>
</math>
</file>

<file path=Object 2/content.xml><?xml version="1.0" encoding="utf-8"?>
<math xmlns="http://www.w3.org/1998/Math/MathML" display="block">
  <semantics>
    <mrow>
      <msub>
        <mi mathvariant="italic">power</mi>
        <mi mathvariant="italic">kW</mi>
      </msub>
      <mo stretchy="false">=</mo>
      <mfrac>
        <mrow>
          <mn>65536</mn>
          <mo stretchy="false">−</mo>
          <msub>
            <mi mathvariant="italic">value</mi>
            <mi mathvariant="italic">dec</mi>
          </msub>
        </mrow>
        <mn>256</mn>
      </mfrac>
    </mrow>
    <annotation encoding="StarMath 5.0">power_kW = {65536 - value_dec} over {256} </annotation>
  </semantics>
</math>
</file>